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71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773cm"/>
    </style:style>
    <style:style style:name="Tabela5.B" style:family="table-column">
      <style:table-column-properties style:column-width="10.504cm"/>
    </style:style>
    <style:style style:name="Tabela5.C" style:family="table-column">
      <style:table-column-properties style:column-width="5.79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C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55cm" fo:margin-left="-0.042cm" table:align="left"/>
    </style:style>
    <style:style style:name="Tabela8.A" style:family="table-column">
      <style:table-column-properties style:column-width="4.313cm"/>
    </style:style>
    <style:style style:name="Tabela8.B" style:family="table-column">
      <style:table-column-properties style:column-width="8.229cm"/>
    </style:style>
    <style:style style:name="Tabela8.C" style:family="table-column">
      <style:table-column-properties style:column-width="4.5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09e1ad"/>
    </style:style>
    <style:style style:name="P4" style:family="paragraph" style:parent-style-name="Standard">
      <style:text-properties style:font-name="Arial" officeooo:rsid="00002d90" officeooo:paragraph-rsid="0027c900"/>
    </style:style>
    <style:style style:name="P5" style:family="paragraph" style:parent-style-name="Standard">
      <style:text-properties style:font-name="Arial" officeooo:rsid="00002d90" officeooo:paragraph-rsid="002c4f22"/>
    </style:style>
    <style:style style:name="P6" style:family="paragraph" style:parent-style-name="Standard">
      <style:text-properties style:font-name="Arial" officeooo:rsid="00002d90" officeooo:paragraph-rsid="0032021a"/>
    </style:style>
    <style:style style:name="P7" style:family="paragraph" style:parent-style-name="Standard">
      <style:text-properties style:font-name="Arial" officeooo:rsid="00002d90" officeooo:paragraph-rsid="0036ce0f"/>
    </style:style>
    <style:style style:name="P8" style:family="paragraph" style:parent-style-name="Standard">
      <style:text-properties style:font-name="Arial" officeooo:rsid="00002d90" officeooo:paragraph-rsid="0038bbcb"/>
    </style:style>
    <style:style style:name="P9" style:family="paragraph" style:parent-style-name="Standard">
      <style:text-properties style:font-name="Arial" officeooo:rsid="00002d90" officeooo:paragraph-rsid="0005a71d"/>
    </style:style>
    <style:style style:name="P10" style:family="paragraph" style:parent-style-name="Standard">
      <style:text-properties style:font-name="Arial" officeooo:rsid="00002d90" officeooo:paragraph-rsid="00284612"/>
    </style:style>
    <style:style style:name="P11" style:family="paragraph" style:parent-style-name="Standard">
      <style:text-properties style:font-name="Arial" officeooo:rsid="00002d90" officeooo:paragraph-rsid="0062e0de"/>
    </style:style>
    <style:style style:name="P12" style:family="paragraph" style:parent-style-name="Standard">
      <style:text-properties style:font-name="Arial" officeooo:rsid="00022a33" officeooo:paragraph-rsid="00002d90"/>
    </style:style>
    <style:style style:name="P13" style:family="paragraph" style:parent-style-name="Standard">
      <style:text-properties style:font-name="Arial" officeooo:rsid="00022a33" officeooo:paragraph-rsid="00022a33"/>
    </style:style>
    <style:style style:name="P14" style:family="paragraph" style:parent-style-name="Standard">
      <style:text-properties style:font-name="Arial" officeooo:rsid="00022a33" officeooo:paragraph-rsid="0002f288"/>
    </style:style>
    <style:style style:name="P15" style:family="paragraph" style:parent-style-name="Standard">
      <style:text-properties style:font-name="Arial" officeooo:rsid="00022a33" officeooo:paragraph-rsid="0038bbcb"/>
    </style:style>
    <style:style style:name="P16" style:family="paragraph" style:parent-style-name="Standard">
      <style:text-properties style:font-name="Arial" officeooo:rsid="0002f288" officeooo:paragraph-rsid="0002f288"/>
    </style:style>
    <style:style style:name="P17" style:family="paragraph" style:parent-style-name="Standard">
      <style:text-properties style:font-name="Arial" officeooo:rsid="0002f288" officeooo:paragraph-rsid="0038bbcb"/>
    </style:style>
    <style:style style:name="P18" style:family="paragraph" style:parent-style-name="Standard">
      <style:text-properties style:font-name="Arial" officeooo:rsid="0005a71d" officeooo:paragraph-rsid="0005a71d"/>
    </style:style>
    <style:style style:name="P19" style:family="paragraph" style:parent-style-name="Standard">
      <style:text-properties style:font-name="Arial" officeooo:rsid="001152ce" officeooo:paragraph-rsid="001152ce"/>
    </style:style>
    <style:style style:name="P20" style:family="paragraph" style:parent-style-name="Standard">
      <style:text-properties style:font-name="Arial" officeooo:rsid="001152ce" officeooo:paragraph-rsid="0011fb8d"/>
    </style:style>
    <style:style style:name="P21" style:family="paragraph" style:parent-style-name="Standard">
      <style:text-properties style:font-name="Arial" officeooo:rsid="0008fa8a" officeooo:paragraph-rsid="0008fa8a"/>
    </style:style>
    <style:style style:name="P22" style:family="paragraph" style:parent-style-name="Standard">
      <style:text-properties style:font-name="Arial" officeooo:rsid="0008fa8a" officeooo:paragraph-rsid="001152ce"/>
    </style:style>
    <style:style style:name="P23" style:family="paragraph" style:parent-style-name="Standard">
      <style:text-properties style:font-name="Arial" officeooo:rsid="0008fa8a" officeooo:paragraph-rsid="000ba3d5"/>
    </style:style>
    <style:style style:name="P24" style:family="paragraph" style:parent-style-name="Standard">
      <style:text-properties style:font-name="Arial" officeooo:rsid="0008fa8a" officeooo:paragraph-rsid="000ca998"/>
    </style:style>
    <style:style style:name="P25" style:family="paragraph" style:parent-style-name="Standard">
      <style:text-properties style:font-name="Arial" officeooo:rsid="0008fa8a" officeooo:paragraph-rsid="0030ed2e"/>
    </style:style>
    <style:style style:name="P26" style:family="paragraph" style:parent-style-name="Standard">
      <style:text-properties style:font-name="Arial" officeooo:rsid="0008fa8a" officeooo:paragraph-rsid="0038bbcb"/>
    </style:style>
    <style:style style:name="P27" style:family="paragraph" style:parent-style-name="Standard">
      <style:text-properties style:font-name="Arial" officeooo:rsid="00043b87" officeooo:paragraph-rsid="00043b87"/>
    </style:style>
    <style:style style:name="P28" style:family="paragraph" style:parent-style-name="Standard">
      <style:text-properties style:font-name="Arial" officeooo:rsid="00043b87" officeooo:paragraph-rsid="00002d90"/>
    </style:style>
    <style:style style:name="P29" style:family="paragraph" style:parent-style-name="Standard">
      <style:text-properties style:font-name="Arial" officeooo:rsid="0009e1ad" officeooo:paragraph-rsid="0009e1ad"/>
    </style:style>
    <style:style style:name="P30" style:family="paragraph" style:parent-style-name="Standard">
      <style:text-properties style:font-name="Arial" officeooo:rsid="0009e1ad" officeooo:paragraph-rsid="003a6068"/>
    </style:style>
    <style:style style:name="P31" style:family="paragraph" style:parent-style-name="Standard">
      <style:text-properties style:font-name="Arial" officeooo:rsid="000adbca" officeooo:paragraph-rsid="000adbca"/>
    </style:style>
    <style:style style:name="P32" style:family="paragraph" style:parent-style-name="Standard">
      <style:text-properties style:font-name="Arial" officeooo:rsid="000adbca" officeooo:paragraph-rsid="000ba3d5"/>
    </style:style>
    <style:style style:name="P33" style:family="paragraph" style:parent-style-name="Standard">
      <style:text-properties style:font-name="Arial" officeooo:rsid="000adbca" officeooo:paragraph-rsid="003a6068"/>
    </style:style>
    <style:style style:name="P34" style:family="paragraph" style:parent-style-name="Standard">
      <style:text-properties style:font-name="Arial" officeooo:rsid="000ba3d5" officeooo:paragraph-rsid="000ba3d5"/>
    </style:style>
    <style:style style:name="P35" style:family="paragraph" style:parent-style-name="Standard">
      <style:text-properties style:font-name="Arial" officeooo:rsid="000ca998" officeooo:paragraph-rsid="000da4a9"/>
    </style:style>
    <style:style style:name="P36" style:family="paragraph" style:parent-style-name="Standard">
      <style:text-properties style:font-name="Arial" officeooo:rsid="000ca998" officeooo:paragraph-rsid="000ca998"/>
    </style:style>
    <style:style style:name="P37" style:family="paragraph" style:parent-style-name="Standard">
      <style:text-properties style:font-name="Arial" officeooo:rsid="000da4a9" officeooo:paragraph-rsid="000da4a9"/>
    </style:style>
    <style:style style:name="P38" style:family="paragraph" style:parent-style-name="Standard">
      <style:text-properties style:font-name="Arial" officeooo:rsid="000da4a9" officeooo:paragraph-rsid="000ca998"/>
    </style:style>
    <style:style style:name="P39" style:family="paragraph" style:parent-style-name="Standard">
      <style:text-properties style:font-name="Arial" officeooo:rsid="00141714" officeooo:paragraph-rsid="000ca998"/>
    </style:style>
    <style:style style:name="P40" style:family="paragraph" style:parent-style-name="Standard">
      <style:text-properties style:font-name="Arial" officeooo:rsid="001044ad" officeooo:paragraph-rsid="000da4a9"/>
    </style:style>
    <style:style style:name="P41" style:family="paragraph" style:parent-style-name="Standard">
      <style:text-properties style:font-name="Arial" officeooo:rsid="001044ad" officeooo:paragraph-rsid="001363a9"/>
    </style:style>
    <style:style style:name="P42" style:family="paragraph" style:parent-style-name="Standard">
      <style:text-properties style:font-name="Arial" officeooo:rsid="001044ad" officeooo:paragraph-rsid="001044ad"/>
    </style:style>
    <style:style style:name="P43" style:family="paragraph" style:parent-style-name="Standard">
      <style:text-properties style:font-name="Arial" fo:font-size="10.5pt" officeooo:rsid="0008fa8a" officeooo:paragraph-rsid="000ca998" style:font-size-asian="10.5pt" style:font-size-complex="10.5pt"/>
    </style:style>
    <style:style style:name="P4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6" style:family="paragraph" style:parent-style-name="Standard">
      <style:text-properties style:font-name="Arial" officeooo:rsid="0027c900" officeooo:paragraph-rsid="0027c900"/>
    </style:style>
    <style:style style:name="P47" style:family="paragraph" style:parent-style-name="Standard">
      <style:text-properties style:font-name="Arial" officeooo:rsid="0027c900" officeooo:paragraph-rsid="0032021a"/>
    </style:style>
    <style:style style:name="P48" style:family="paragraph" style:parent-style-name="Standard">
      <style:text-properties style:font-name="Arial" officeooo:rsid="00284612" officeooo:paragraph-rsid="00284612"/>
    </style:style>
    <style:style style:name="P49" style:family="paragraph" style:parent-style-name="Standard">
      <style:text-properties style:font-name="Arial" officeooo:rsid="0029d1f6" officeooo:paragraph-rsid="0029d1f6"/>
    </style:style>
    <style:style style:name="P50" style:family="paragraph" style:parent-style-name="Standard">
      <style:text-properties style:font-name="Arial" officeooo:rsid="0029d1f6" officeooo:paragraph-rsid="0057dcb7"/>
    </style:style>
    <style:style style:name="P51" style:family="paragraph" style:parent-style-name="Standard">
      <style:text-properties style:font-name="Arial" officeooo:rsid="0029d1f6" officeooo:paragraph-rsid="00656237"/>
    </style:style>
    <style:style style:name="P52" style:family="paragraph" style:parent-style-name="Standard">
      <style:text-properties style:font-name="Arial" officeooo:rsid="002b274b" officeooo:paragraph-rsid="002b274b"/>
    </style:style>
    <style:style style:name="P53" style:family="paragraph" style:parent-style-name="Standard">
      <style:text-properties style:font-name="Arial" officeooo:rsid="002b274b" officeooo:paragraph-rsid="0029d1f6"/>
    </style:style>
    <style:style style:name="P54" style:family="paragraph" style:parent-style-name="Standard">
      <style:text-properties style:font-name="Arial" officeooo:rsid="002b274b" officeooo:paragraph-rsid="0057dcb7"/>
    </style:style>
    <style:style style:name="P55" style:family="paragraph" style:parent-style-name="Standard">
      <style:text-properties style:font-name="Arial" officeooo:rsid="0030ed2e" officeooo:paragraph-rsid="0030ed2e"/>
    </style:style>
    <style:style style:name="P56" style:family="paragraph" style:parent-style-name="Standard">
      <style:text-properties style:font-name="Arial" officeooo:rsid="0030ed2e" officeooo:paragraph-rsid="0032021a"/>
    </style:style>
    <style:style style:name="P57" style:family="paragraph" style:parent-style-name="Standard">
      <style:text-properties style:font-name="Arial" officeooo:rsid="0030ed2e" officeooo:paragraph-rsid="00330c05"/>
    </style:style>
    <style:style style:name="P58" style:family="paragraph" style:parent-style-name="Standard">
      <style:text-properties style:font-name="Arial" officeooo:rsid="001421cc" officeooo:paragraph-rsid="001421cc"/>
    </style:style>
    <style:style style:name="P59" style:family="paragraph" style:parent-style-name="Standard">
      <style:text-properties style:font-name="Arial" officeooo:rsid="0032021a" officeooo:paragraph-rsid="0032021a"/>
    </style:style>
    <style:style style:name="P60" style:family="paragraph" style:parent-style-name="Standard">
      <style:text-properties style:font-name="Arial" officeooo:rsid="0032021a" officeooo:paragraph-rsid="002f2869"/>
    </style:style>
    <style:style style:name="P61" style:family="paragraph" style:parent-style-name="Standard">
      <style:text-properties style:font-name="Arial" officeooo:rsid="0032021a" officeooo:paragraph-rsid="00352c14"/>
    </style:style>
    <style:style style:name="P62" style:family="paragraph" style:parent-style-name="Standard">
      <style:text-properties style:font-name="Arial" officeooo:rsid="0032021a" officeooo:paragraph-rsid="00656237"/>
    </style:style>
    <style:style style:name="P63" style:family="paragraph" style:parent-style-name="Standard">
      <style:text-properties style:font-name="Arial" officeooo:rsid="00330c05" officeooo:paragraph-rsid="00330c05"/>
    </style:style>
    <style:style style:name="P64" style:family="paragraph" style:parent-style-name="Standard">
      <style:text-properties style:font-name="Arial" officeooo:rsid="00330c05" officeooo:paragraph-rsid="001421cc"/>
    </style:style>
    <style:style style:name="P65" style:family="paragraph" style:parent-style-name="Standard">
      <style:text-properties style:font-name="Arial" officeooo:rsid="00352c14" officeooo:paragraph-rsid="00352c14"/>
    </style:style>
    <style:style style:name="P66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67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68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69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70" style:family="paragraph" style:parent-style-name="Standard">
      <style:text-properties style:font-name="Arial" fo:font-weight="bold" officeooo:rsid="00002d90" officeooo:paragraph-rsid="0038bbcb" style:font-weight-asian="bold" style:font-weight-complex="bold"/>
    </style:style>
    <style:style style:name="P71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72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73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74" style:family="paragraph" style:parent-style-name="Standard">
      <style:text-properties style:font-name="Arial" officeooo:rsid="003daefb" officeooo:paragraph-rsid="003daefb"/>
    </style:style>
    <style:style style:name="P75" style:family="paragraph" style:parent-style-name="Standard">
      <style:text-properties style:font-name="Arial" officeooo:rsid="001363a9" officeooo:paragraph-rsid="000ca998"/>
    </style:style>
    <style:style style:name="P76" style:family="paragraph" style:parent-style-name="Standard">
      <style:text-properties style:font-name="Arial" officeooo:rsid="00337d48" officeooo:paragraph-rsid="0032021a"/>
    </style:style>
    <style:style style:name="P77" style:family="paragraph" style:parent-style-name="Standard">
      <style:text-properties style:font-name="Arial" officeooo:rsid="00594fba" officeooo:paragraph-rsid="00594fba"/>
    </style:style>
    <style:style style:name="P78" style:family="paragraph" style:parent-style-name="Standard">
      <style:text-properties style:font-name="Arial" officeooo:rsid="0057dcb7" officeooo:paragraph-rsid="0057dcb7"/>
    </style:style>
    <style:style style:name="P79" style:family="paragraph" style:parent-style-name="Standard">
      <style:text-properties style:font-name="Arial" officeooo:rsid="00656237" officeooo:paragraph-rsid="00656237"/>
    </style:style>
    <style:style style:name="P80" style:family="paragraph" style:parent-style-name="Standard">
      <style:text-properties style:font-name="Arial" officeooo:rsid="00695d1c" officeooo:paragraph-rsid="00695d1c"/>
    </style:style>
    <style:style style:name="P81" style:family="paragraph" style:parent-style-name="Standard">
      <style:text-properties style:font-name="Arial" officeooo:rsid="006bf68d" officeooo:paragraph-rsid="006bf68d"/>
    </style:style>
    <style:style style:name="P82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83" style:family="paragraph" style:parent-style-name="Table_20_Contents">
      <style:text-properties style:font-name="Arial"/>
    </style:style>
    <style:style style:name="P84" style:family="paragraph" style:parent-style-name="Table_20_Contents">
      <style:text-properties style:font-name="Arial" fo:font-size="10.5pt" officeooo:rsid="0014d4ce" officeooo:paragraph-rsid="0014d4ce" style:font-size-asian="10.5pt" style:font-size-complex="10.5pt"/>
    </style:style>
    <style:style style:name="P85" style:family="paragraph" style:parent-style-name="Table_20_Contents">
      <style:text-properties style:font-name="Arial" fo:font-size="10.5pt" officeooo:rsid="0017bdd8" officeooo:paragraph-rsid="0017bdd8" style:font-size-asian="10.5pt" style:font-size-complex="10.5pt"/>
    </style:style>
    <style:style style:name="P86" style:family="paragraph" style:parent-style-name="Table_20_Contents">
      <style:text-properties style:font-name="Arial" fo:font-size="10.5pt" officeooo:rsid="00199840" officeooo:paragraph-rsid="00199840" style:font-size-asian="10.5pt" style:font-size-complex="10.5pt"/>
    </style:style>
    <style:style style:name="P87" style:family="paragraph" style:parent-style-name="Table_20_Contents">
      <style:text-properties style:font-name="Arial" fo:font-size="10.5pt" officeooo:rsid="001ca49e" officeooo:paragraph-rsid="001ca49e" style:font-size-asian="10.5pt" style:font-size-complex="10.5pt"/>
    </style:style>
    <style:style style:name="P88" style:family="paragraph" style:parent-style-name="Table_20_Contents">
      <style:text-properties style:font-name="Arial" fo:font-size="10.5pt" officeooo:rsid="001ca49e" officeooo:paragraph-rsid="002033fa" style:font-size-asian="10.5pt" style:font-size-complex="10.5pt"/>
    </style:style>
    <style:style style:name="P89" style:family="paragraph" style:parent-style-name="Table_20_Contents">
      <style:text-properties style:font-name="Arial" fo:font-size="10.5pt" officeooo:rsid="001f2c51" officeooo:paragraph-rsid="001f2c51" style:font-size-asian="10.5pt" style:font-size-complex="10.5pt"/>
    </style:style>
    <style:style style:name="P90" style:family="paragraph" style:parent-style-name="Table_20_Contents">
      <style:text-properties style:font-name="Arial" fo:font-size="10.5pt" officeooo:rsid="001f2c51" officeooo:paragraph-rsid="0020dbbd" style:font-size-asian="10.5pt" style:font-size-complex="10.5pt"/>
    </style:style>
    <style:style style:name="P91" style:family="paragraph" style:parent-style-name="Table_20_Contents">
      <style:text-properties style:font-name="Arial" fo:font-size="10.5pt" officeooo:rsid="002033fa" officeooo:paragraph-rsid="002033fa" style:font-size-asian="10.5pt" style:font-size-complex="10.5pt"/>
    </style:style>
    <style:style style:name="P92" style:family="paragraph" style:parent-style-name="Table_20_Contents">
      <style:text-properties style:font-name="Arial" fo:font-size="10.5pt" officeooo:rsid="0020dbbd" officeooo:paragraph-rsid="0020dbbd" style:font-size-asian="10.5pt" style:font-size-complex="10.5pt"/>
    </style:style>
    <style:style style:name="P93" style:family="paragraph" style:parent-style-name="Table_20_Contents">
      <style:text-properties style:font-name="Arial" fo:font-size="10.5pt" officeooo:rsid="002294ba" officeooo:paragraph-rsid="002294ba" style:font-size-asian="10.5pt" style:font-size-complex="10.5pt"/>
    </style:style>
    <style:style style:name="P94" style:family="paragraph" style:parent-style-name="Table_20_Contents">
      <style:text-properties style:font-name="Arial" fo:font-size="10.5pt" officeooo:rsid="0045c185" officeooo:paragraph-rsid="0045c185" style:font-size-asian="10.5pt" style:font-size-complex="10.5pt"/>
    </style:style>
    <style:style style:name="P95" style:family="paragraph" style:parent-style-name="Table_20_Contents">
      <style:text-properties style:font-name="Arial" fo:font-size="10.5pt" officeooo:rsid="0045c9f8" officeooo:paragraph-rsid="0045c9f8" style:font-size-asian="10.5pt" style:font-size-complex="10.5pt"/>
    </style:style>
    <style:style style:name="P96" style:family="paragraph" style:parent-style-name="Table_20_Contents">
      <style:text-properties style:font-name="Arial" fo:font-size="10.5pt" officeooo:rsid="0045d046" officeooo:paragraph-rsid="0045d046" style:font-size-asian="10.5pt" style:font-size-complex="10.5pt"/>
    </style:style>
    <style:style style:name="P97" style:family="paragraph" style:parent-style-name="Table_20_Contents">
      <style:text-properties style:font-name="Arial" fo:font-size="10.5pt" officeooo:rsid="00477e16" officeooo:paragraph-rsid="00477e16" style:font-size-asian="10.5pt" style:font-size-complex="10.5pt"/>
    </style:style>
    <style:style style:name="P98" style:family="paragraph" style:parent-style-name="Table_20_Contents">
      <style:text-properties style:font-name="Arial" fo:font-size="10.5pt" officeooo:rsid="0048d05a" officeooo:paragraph-rsid="0048d05a" style:font-size-asian="10.5pt" style:font-size-complex="10.5pt"/>
    </style:style>
    <style:style style:name="P99" style:family="paragraph" style:parent-style-name="Table_20_Contents">
      <style:text-properties style:font-name="Arial" fo:font-size="10.5pt" officeooo:rsid="0048d05a" officeooo:paragraph-rsid="004eb87c" style:font-size-asian="10.5pt" style:font-size-complex="10.5pt"/>
    </style:style>
    <style:style style:name="P100" style:family="paragraph" style:parent-style-name="Table_20_Contents">
      <style:text-properties style:font-name="Arial" fo:font-size="10.5pt" officeooo:rsid="0048ec6b" officeooo:paragraph-rsid="0048ec6b" style:font-size-asian="10.5pt" style:font-size-complex="10.5pt"/>
    </style:style>
    <style:style style:name="P101" style:family="paragraph" style:parent-style-name="Table_20_Contents">
      <style:text-properties style:font-name="Arial" fo:font-size="10.5pt" officeooo:rsid="0048ec6b" officeooo:paragraph-rsid="004d2baf" style:font-size-asian="10.5pt" style:font-size-complex="10.5pt"/>
    </style:style>
    <style:style style:name="P102" style:family="paragraph" style:parent-style-name="Table_20_Contents">
      <style:text-properties style:font-name="Arial" fo:font-size="10.5pt" officeooo:rsid="004951f7" officeooo:paragraph-rsid="004951f7" style:font-size-asian="10.5pt" style:font-size-complex="10.5pt"/>
    </style:style>
    <style:style style:name="P103" style:family="paragraph" style:parent-style-name="Table_20_Contents">
      <style:text-properties style:font-name="Arial" fo:font-size="10.5pt" officeooo:rsid="004a5572" officeooo:paragraph-rsid="004a5572" style:font-size-asian="10.5pt" style:font-size-complex="10.5pt"/>
    </style:style>
    <style:style style:name="P104" style:family="paragraph" style:parent-style-name="Table_20_Contents">
      <style:text-properties style:font-name="Arial" fo:font-size="10.5pt" officeooo:rsid="004d2baf" officeooo:paragraph-rsid="004d2baf" style:font-size-asian="10.5pt" style:font-size-complex="10.5pt"/>
    </style:style>
    <style:style style:name="P105" style:family="paragraph" style:parent-style-name="Table_20_Contents">
      <style:text-properties style:font-name="Arial" fo:font-size="10.5pt" officeooo:rsid="004eb87c" officeooo:paragraph-rsid="004eb87c" style:font-size-asian="10.5pt" style:font-size-complex="10.5pt"/>
    </style:style>
    <style:style style:name="P106" style:family="paragraph" style:parent-style-name="Table_20_Contents">
      <style:text-properties style:font-name="Arial" fo:font-size="10.5pt" officeooo:rsid="004f7164" officeooo:paragraph-rsid="004f7164" style:font-size-asian="10.5pt" style:font-size-complex="10.5pt"/>
    </style:style>
    <style:style style:name="P107" style:family="paragraph" style:parent-style-name="Table_20_Contents">
      <style:text-properties style:font-name="Arial" fo:font-size="10.5pt" officeooo:rsid="005369f9" officeooo:paragraph-rsid="005369f9" style:font-size-asian="10.5pt" style:font-size-complex="10.5pt"/>
    </style:style>
    <style:style style:name="P108" style:family="paragraph" style:parent-style-name="Table_20_Contents">
      <style:text-properties style:font-name="Arial" fo:font-size="10.5pt" officeooo:rsid="005369f9" officeooo:paragraph-rsid="00551e1f" style:font-size-asian="10.5pt" style:font-size-complex="10.5pt"/>
    </style:style>
    <style:style style:name="P109" style:family="paragraph" style:parent-style-name="Table_20_Contents">
      <style:text-properties style:font-name="Arial" fo:font-size="10.5pt" officeooo:rsid="005369f9" officeooo:paragraph-rsid="00784aab" style:font-size-asian="10.5pt" style:font-size-complex="10.5pt"/>
    </style:style>
    <style:style style:name="P110" style:family="paragraph" style:parent-style-name="Table_20_Contents">
      <style:text-properties style:font-name="Arial" fo:font-size="10.5pt" officeooo:rsid="007e9c68" officeooo:paragraph-rsid="007e9c68" style:font-size-asian="10.5pt" style:font-size-complex="10.5pt"/>
    </style:style>
    <style:style style:name="P111" style:family="paragraph" style:parent-style-name="Table_20_Contents">
      <style:text-properties style:font-name="Arial" fo:font-size="10.5pt" officeooo:rsid="007ed4d3" officeooo:paragraph-rsid="007ed4d3" style:font-size-asian="10.5pt" style:font-size-complex="10.5pt"/>
    </style:style>
    <style:style style:name="P112" style:family="paragraph" style:parent-style-name="Table_20_Contents">
      <style:text-properties style:font-name="Arial" officeooo:rsid="0027c900" officeooo:paragraph-rsid="0027c900"/>
    </style:style>
    <style:style style:name="P113" style:family="paragraph" style:parent-style-name="Table_20_Contents">
      <style:text-properties style:font-name="Arial" officeooo:rsid="00284612" officeooo:paragraph-rsid="00284612"/>
    </style:style>
    <style:style style:name="P114" style:family="paragraph" style:parent-style-name="Table_20_Contents">
      <style:text-properties style:font-name="Arial" officeooo:rsid="0029d1f6" officeooo:paragraph-rsid="0029d1f6"/>
    </style:style>
    <style:style style:name="P115" style:family="paragraph" style:parent-style-name="Table_20_Contents">
      <style:text-properties style:font-name="Arial" officeooo:rsid="0029d1f6" officeooo:paragraph-rsid="0057dcb7"/>
    </style:style>
    <style:style style:name="P116" style:family="paragraph" style:parent-style-name="Table_20_Contents">
      <style:text-properties style:font-name="Arial" officeooo:rsid="0029d1f6" officeooo:paragraph-rsid="00656237"/>
    </style:style>
    <style:style style:name="P117" style:family="paragraph" style:parent-style-name="Table_20_Contents">
      <style:text-properties style:font-name="Arial" officeooo:rsid="002b274b" officeooo:paragraph-rsid="002b274b"/>
    </style:style>
    <style:style style:name="P118" style:family="paragraph" style:parent-style-name="Table_20_Contents">
      <style:text-properties style:font-name="Arial" officeooo:rsid="002b274b" officeooo:paragraph-rsid="0032021a"/>
    </style:style>
    <style:style style:name="P119" style:family="paragraph" style:parent-style-name="Table_20_Contents">
      <style:text-properties style:font-name="Arial" officeooo:rsid="002b274b" officeooo:paragraph-rsid="0057dcb7"/>
    </style:style>
    <style:style style:name="P120" style:family="paragraph" style:parent-style-name="Table_20_Contents">
      <style:text-properties style:font-name="Arial" officeooo:rsid="002b274b" officeooo:paragraph-rsid="00656237"/>
    </style:style>
    <style:style style:name="P121" style:family="paragraph" style:parent-style-name="Table_20_Contents">
      <style:text-properties style:font-name="Arial" officeooo:rsid="0030ed2e" officeooo:paragraph-rsid="0030ed2e"/>
    </style:style>
    <style:style style:name="P122" style:family="paragraph" style:parent-style-name="Table_20_Contents">
      <style:text-properties style:font-name="Arial" officeooo:rsid="0030ed2e" officeooo:paragraph-rsid="0032021a"/>
    </style:style>
    <style:style style:name="P123" style:family="paragraph" style:parent-style-name="Table_20_Contents">
      <style:text-properties style:font-name="Arial" officeooo:rsid="0030ed2e" officeooo:paragraph-rsid="0057dcb7"/>
    </style:style>
    <style:style style:name="P124" style:family="paragraph" style:parent-style-name="Table_20_Contents">
      <style:text-properties style:font-name="Arial" officeooo:rsid="0032021a" officeooo:paragraph-rsid="0032021a"/>
    </style:style>
    <style:style style:name="P125" style:family="paragraph" style:parent-style-name="Table_20_Contents">
      <style:text-properties style:font-name="Arial" officeooo:rsid="0032021a" officeooo:paragraph-rsid="0057dcb7"/>
    </style:style>
    <style:style style:name="P126" style:family="paragraph" style:parent-style-name="Table_20_Contents">
      <style:text-properties style:font-name="Arial" officeooo:rsid="00337d48" officeooo:paragraph-rsid="00337d48"/>
    </style:style>
    <style:style style:name="P127" style:family="paragraph" style:parent-style-name="Table_20_Contents">
      <style:text-properties style:font-name="Arial" officeooo:rsid="00337d48" officeooo:paragraph-rsid="0032021a"/>
    </style:style>
    <style:style style:name="P128" style:family="paragraph" style:parent-style-name="Table_20_Contents">
      <style:text-properties style:font-name="Arial" officeooo:rsid="00337d48" officeooo:paragraph-rsid="0057dcb7"/>
    </style:style>
    <style:style style:name="P129" style:family="paragraph" style:parent-style-name="Table_20_Contents">
      <style:text-properties style:font-name="Arial" officeooo:rsid="00337d48" officeooo:paragraph-rsid="00656237"/>
    </style:style>
    <style:style style:name="P130" style:family="paragraph" style:parent-style-name="Table_20_Contents">
      <style:text-properties style:font-name="Arial" officeooo:rsid="00352c14" officeooo:paragraph-rsid="00352c14"/>
    </style:style>
    <style:style style:name="P131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32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33" style:family="paragraph" style:parent-style-name="Table_20_Contents">
      <style:text-properties style:font-name="Arial" fo:font-weight="bold" officeooo:rsid="002b274b" officeooo:paragraph-rsid="0032021a" style:font-weight-asian="bold" style:font-weight-complex="bold"/>
    </style:style>
    <style:style style:name="P134" style:family="paragraph" style:parent-style-name="Table_20_Contents">
      <style:text-properties style:font-name="Arial" fo:font-weight="bold" officeooo:rsid="002b274b" officeooo:paragraph-rsid="005ff5bf" style:font-weight-asian="bold" style:font-weight-complex="bold"/>
    </style:style>
    <style:style style:name="P135" style:family="paragraph" style:parent-style-name="Table_20_Contents">
      <style:text-properties style:font-name="Arial" fo:font-weight="bold" officeooo:rsid="002b274b" officeooo:paragraph-rsid="0055e44d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5ff5bf" style:font-weight-asian="bold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6ca44c" style:font-weight-asian="bold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72726f" style:font-weight-asian="bold" style:font-weight-complex="bold"/>
    </style:style>
    <style:style style:name="P139" style:family="paragraph" style:parent-style-name="Table_20_Contents">
      <style:text-properties style:font-name="Arial" fo:font-weight="bold" officeooo:rsid="002b274b" officeooo:paragraph-rsid="00656237" style:font-weight-asian="bold" style:font-weight-complex="bold"/>
    </style:style>
    <style:style style:name="P140" style:family="paragraph" style:parent-style-name="Table_20_Contents">
      <style:text-properties style:font-name="Arial" fo:font-weight="bold" officeooo:rsid="00703667" officeooo:paragraph-rsid="00703667" style:font-weight-asian="bold" style:font-weight-complex="bold"/>
    </style:style>
    <style:style style:name="P141" style:family="paragraph" style:parent-style-name="Table_20_Contents">
      <style:text-properties style:font-name="Arial" fo:font-weight="bold" officeooo:rsid="0072726f" officeooo:paragraph-rsid="0072726f" style:font-weight-asian="bold" style:font-weight-complex="bold"/>
    </style:style>
    <style:style style:name="P142" style:family="paragraph" style:parent-style-name="Table_20_Contents">
      <style:text-properties style:font-name="Arial" fo:font-weight="bold" officeooo:rsid="007e6541" officeooo:paragraph-rsid="007e6541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weight="bold" officeooo:rsid="007e6541" officeooo:paragraph-rsid="007e6541" style:font-weight-asian="bold" style:font-weight-complex="bold"/>
    </style:style>
    <style:style style:name="P144" style:family="paragraph" style:parent-style-name="Table_20_Contents">
      <style:text-properties style:font-name="Arial" fo:font-weight="bold" officeooo:rsid="007e9c68" officeooo:paragraph-rsid="007e9c68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weight="bold" officeooo:rsid="007e9c68" officeooo:paragraph-rsid="007e9c68" style:font-weight-asian="bold" style:font-weight-complex="bold"/>
    </style:style>
    <style:style style:name="P146" style:family="paragraph" style:parent-style-name="Table_20_Contents">
      <style:text-properties style:font-name="Arial" officeooo:rsid="003f3b6e" officeooo:paragraph-rsid="003f3b6e"/>
    </style:style>
    <style:style style:name="P147" style:family="paragraph" style:parent-style-name="Table_20_Contents">
      <style:text-properties style:font-name="Arial" officeooo:rsid="0052a8d6" officeooo:paragraph-rsid="0052a8d6"/>
    </style:style>
    <style:style style:name="P148" style:family="paragraph" style:parent-style-name="Table_20_Contents">
      <style:text-properties style:font-name="Arial" officeooo:rsid="00556a59" officeooo:paragraph-rsid="00556a59"/>
    </style:style>
    <style:style style:name="P149" style:family="paragraph" style:parent-style-name="Table_20_Contents">
      <style:text-properties style:font-name="Arial" officeooo:rsid="00556a59" officeooo:paragraph-rsid="0057dcb7"/>
    </style:style>
    <style:style style:name="P150" style:family="paragraph" style:parent-style-name="Table_20_Contents">
      <style:text-properties style:font-name="Arial" officeooo:paragraph-rsid="0057dcb7"/>
    </style:style>
    <style:style style:name="P151" style:family="paragraph" style:parent-style-name="Table_20_Contents">
      <style:text-properties style:font-name="Arial" officeooo:rsid="0057dcb7" officeooo:paragraph-rsid="0057dcb7"/>
    </style:style>
    <style:style style:name="P152" style:family="paragraph" style:parent-style-name="Table_20_Contents">
      <style:text-properties style:font-name="Arial" officeooo:rsid="0059748f" officeooo:paragraph-rsid="0059748f"/>
    </style:style>
    <style:style style:name="P153" style:family="paragraph" style:parent-style-name="Table_20_Contents">
      <style:text-properties style:font-name="Arial" officeooo:rsid="005a4bb5" officeooo:paragraph-rsid="005a4bb5"/>
    </style:style>
    <style:style style:name="P154" style:family="paragraph" style:parent-style-name="Table_20_Contents">
      <style:text-properties style:font-name="Arial" officeooo:rsid="005e23e5" officeooo:paragraph-rsid="005e23e5"/>
    </style:style>
    <style:style style:name="P155" style:family="paragraph" style:parent-style-name="Table_20_Contents">
      <style:text-properties style:font-name="Arial" officeooo:rsid="005ff5bf" officeooo:paragraph-rsid="005ff5bf"/>
    </style:style>
    <style:style style:name="P156" style:family="paragraph" style:parent-style-name="Table_20_Contents">
      <style:paragraph-properties fo:text-align="center" style:justify-single-word="false"/>
      <style:text-properties style:font-name="Arial" officeooo:rsid="005ff5bf" officeooo:paragraph-rsid="005ff5bf"/>
    </style:style>
    <style:style style:name="P157" style:family="paragraph" style:parent-style-name="Table_20_Contents">
      <style:text-properties style:font-name="Arial" fo:font-weight="normal" officeooo:rsid="0059748f" officeooo:paragraph-rsid="0057dcb7" style:font-weight-asian="normal" style:font-weight-complex="normal"/>
    </style:style>
    <style:style style:name="P158" style:family="paragraph" style:parent-style-name="Table_20_Contents">
      <style:text-properties style:font-name="Arial" fo:font-weight="normal" officeooo:rsid="006bf68d" officeooo:paragraph-rsid="006bf68d" style:font-weight-asian="normal" style:font-weight-complex="normal"/>
    </style:style>
    <style:style style:name="P159" style:family="paragraph" style:parent-style-name="Table_20_Contents">
      <style:text-properties style:font-name="Arial" fo:font-weight="normal" officeooo:rsid="006ca44c" officeooo:paragraph-rsid="006ca44c" style:font-weight-asian="normal" style:font-weight-complex="normal"/>
    </style:style>
    <style:style style:name="P160" style:family="paragraph" style:parent-style-name="Table_20_Contents">
      <style:text-properties style:font-name="Arial" fo:font-weight="normal" officeooo:rsid="007a083c" officeooo:paragraph-rsid="007a083c" style:font-weight-asian="normal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style:font-name="Arial" fo:font-weight="normal" officeooo:rsid="007a083c" officeooo:paragraph-rsid="007a083c" style:font-weight-asian="normal" style:font-weight-complex="normal"/>
    </style:style>
    <style:style style:name="P162" style:family="paragraph" style:parent-style-name="Table_20_Contents">
      <style:text-properties style:font-name="Arial" fo:font-weight="normal" officeooo:rsid="007e0cbd" officeooo:paragraph-rsid="007e0cbd" style:font-weight-asian="normal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style:font-name="Arial" fo:font-weight="normal" officeooo:rsid="007e0cbd" officeooo:paragraph-rsid="007e0cbd" style:font-weight-asian="normal" style:font-weight-complex="normal"/>
    </style:style>
    <style:style style:name="P164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b274b" officeooo:paragraph-rsid="0032021a" style:font-style-asian="italic" style:font-weight-asian="bold" style:font-style-complex="italic" style:font-weight-complex="bold"/>
    </style:style>
    <style:style style:name="P165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9d1f6" officeooo:paragraph-rsid="0032021a" style:font-style-asian="italic" style:font-weight-asian="bold" style:font-style-complex="italic" style:font-weight-complex="bold"/>
    </style:style>
    <style:style style:name="P167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168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169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170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171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172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173" style:family="paragraph" style:parent-style-name="Table_20_Contents">
      <style:text-properties style:font-name="Arial" officeooo:paragraph-rsid="00656237"/>
    </style:style>
    <style:style style:name="P174" style:family="paragraph" style:parent-style-name="Table_20_Contents">
      <style:text-properties style:font-name="Arial" officeooo:rsid="006bf68d" officeooo:paragraph-rsid="006bf68d"/>
    </style:style>
    <style:style style:name="P175" style:family="paragraph" style:parent-style-name="Table_20_Contents">
      <style:paragraph-properties fo:text-align="center" style:justify-single-word="false"/>
      <style:text-properties style:font-name="Arial" officeooo:rsid="006bf68d" officeooo:paragraph-rsid="006bf68d"/>
    </style:style>
    <style:style style:name="P176" style:family="paragraph" style:parent-style-name="Table_20_Contents">
      <style:text-properties style:font-name="Arial" officeooo:rsid="006ca44c" officeooo:paragraph-rsid="006ca44c"/>
    </style:style>
    <style:style style:name="P177" style:family="paragraph" style:parent-style-name="Table_20_Contents">
      <style:paragraph-properties fo:text-align="center" style:justify-single-word="false"/>
      <style:text-properties style:font-name="Arial" officeooo:rsid="006ca44c" officeooo:paragraph-rsid="006ca44c"/>
    </style:style>
    <style:style style:name="P178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179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180" style:family="paragraph" style:parent-style-name="Table_20_Contents">
      <style:text-properties fo:color="#c9211e" loext:opacity="100%" style:font-name="Arial" fo:font-weight="bold" officeooo:rsid="002b274b" officeooo:paragraph-rsid="0032021a" style:font-weight-asian="bold" style:font-weight-complex="bold"/>
    </style:style>
    <style:style style:name="P181" style:family="paragraph" style:parent-style-name="Table_20_Contents">
      <style:text-properties fo:color="#c9211e" loext:opacity="100%" style:font-name="Arial" fo:font-weight="bold" officeooo:rsid="002b274b" officeooo:paragraph-rsid="00656237" style:font-weight-asian="bold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fo:color="#c9211e" loext:opacity="100%" style:font-name="Arial" fo:font-weight="bold" officeooo:paragraph-rsid="0032021a" style:font-weight-asian="bold" style:font-weight-complex="bold"/>
    </style:style>
    <style:style style:name="P183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officeooo:rsid="005a4bb5" officeooo:paragraph-rsid="005a4bb5"/>
    </style:style>
    <style:style style:name="P184" style:family="paragraph" style:parent-style-name="Table_20_Contents">
      <style:text-properties style:font-name="Arial" fo:font-weight="bold" officeooo:rsid="008b4f15" officeooo:paragraph-rsid="008b4f15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Arial" fo:font-weight="bold" officeooo:rsid="008b4f15" officeooo:paragraph-rsid="008b4f15" style:font-weight-asian="bold" style:font-weight-complex="bold"/>
    </style:style>
    <style:style style:name="P186" style:family="paragraph" style:parent-style-name="Table_20_Contents">
      <style:text-properties style:font-name="Arial" fo:font-size="10.5pt" officeooo:rsid="008bca61" officeooo:paragraph-rsid="008bca61" style:font-size-asian="10.5pt" style:font-size-complex="10.5pt"/>
    </style:style>
    <style:style style:name="P187" style:family="paragraph" style:parent-style-name="Table_20_Contents">
      <style:text-properties style:font-name="Arial" fo:font-size="10.5pt" officeooo:rsid="008ce918" officeooo:paragraph-rsid="008ce918" style:font-size-asian="10.5pt" style:font-size-complex="10.5pt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adbca"/>
    </style:style>
    <style:style style:name="T5" style:family="text">
      <style:text-properties officeooo:rsid="000ba3d5"/>
    </style:style>
    <style:style style:name="T6" style:family="text">
      <style:text-properties officeooo:rsid="001152ce"/>
    </style:style>
    <style:style style:name="T7" style:family="text">
      <style:text-properties officeooo:rsid="001de042"/>
    </style:style>
    <style:style style:name="T8" style:family="text">
      <style:text-properties officeooo:rsid="001f2c51"/>
    </style:style>
    <style:style style:name="T9" style:family="text">
      <style:text-properties officeooo:rsid="001fa726"/>
    </style:style>
    <style:style style:name="T10" style:family="text">
      <style:text-properties officeooo:rsid="002033fa"/>
    </style:style>
    <style:style style:name="T11" style:family="text">
      <style:text-properties officeooo:rsid="0020dbbd"/>
    </style:style>
    <style:style style:name="T12" style:family="text">
      <style:text-properties officeooo:rsid="0020ff45"/>
    </style:style>
    <style:style style:name="T13" style:family="text">
      <style:text-properties officeooo:rsid="00246d78"/>
    </style:style>
    <style:style style:name="T14" style:family="text">
      <style:text-properties officeooo:rsid="0027c900"/>
    </style:style>
    <style:style style:name="T15" style:family="text">
      <style:text-properties officeooo:rsid="00284612"/>
    </style:style>
    <style:style style:name="T16" style:family="text">
      <style:text-properties officeooo:rsid="002b274b"/>
    </style:style>
    <style:style style:name="T17" style:family="text">
      <style:text-properties officeooo:rsid="002c4f22"/>
    </style:style>
    <style:style style:name="T18" style:family="text">
      <style:text-properties fo:font-size="10.5pt" officeooo:rsid="0032021a" style:font-size-asian="10.5pt" style:font-size-complex="10.5pt"/>
    </style:style>
    <style:style style:name="T19" style:family="text">
      <style:text-properties fo:font-size="10.5pt" officeooo:rsid="00330c05" style:font-size-asian="10.5pt" style:font-size-complex="10.5pt"/>
    </style:style>
    <style:style style:name="T20" style:family="text">
      <style:text-properties officeooo:rsid="0032021a"/>
    </style:style>
    <style:style style:name="T21" style:family="text">
      <style:text-properties officeooo:rsid="00330c05"/>
    </style:style>
    <style:style style:name="T22" style:family="text">
      <style:text-properties officeooo:rsid="00337d48"/>
    </style:style>
    <style:style style:name="T23" style:family="text">
      <style:text-properties officeooo:rsid="00352c14"/>
    </style:style>
    <style:style style:name="T24" style:family="text">
      <style:text-properties officeooo:rsid="0035c6fb"/>
    </style:style>
    <style:style style:name="T25" style:family="text">
      <style:text-properties officeooo:rsid="0036ce0f"/>
    </style:style>
    <style:style style:name="T26" style:family="text">
      <style:text-properties officeooo:rsid="0036e608"/>
    </style:style>
    <style:style style:name="T27" style:family="text">
      <style:text-properties officeooo:rsid="0038bbcb"/>
    </style:style>
    <style:style style:name="T28" style:family="text">
      <style:text-properties officeooo:rsid="003c0e77"/>
    </style:style>
    <style:style style:name="T29" style:family="text">
      <style:text-properties officeooo:rsid="003f3b6e"/>
    </style:style>
    <style:style style:name="T30" style:family="text">
      <style:text-properties officeooo:rsid="004110c8"/>
    </style:style>
    <style:style style:name="T31" style:family="text">
      <style:text-properties officeooo:rsid="004143e7"/>
    </style:style>
    <style:style style:name="T32" style:family="text">
      <style:text-properties officeooo:rsid="00424532"/>
    </style:style>
    <style:style style:name="T33" style:family="text">
      <style:text-properties officeooo:rsid="0045d046"/>
    </style:style>
    <style:style style:name="T34" style:family="text">
      <style:text-properties officeooo:rsid="004c1b1f"/>
    </style:style>
    <style:style style:name="T35" style:family="text">
      <style:text-properties officeooo:rsid="004eb87c"/>
    </style:style>
    <style:style style:name="T36" style:family="text">
      <style:text-properties officeooo:rsid="0050ddd1"/>
    </style:style>
    <style:style style:name="T37" style:family="text">
      <style:text-properties officeooo:rsid="0051671c"/>
    </style:style>
    <style:style style:name="T38" style:family="text">
      <style:text-properties officeooo:rsid="0052a8d6"/>
    </style:style>
    <style:style style:name="T39" style:family="text">
      <style:text-properties officeooo:rsid="00551e1f"/>
    </style:style>
    <style:style style:name="T40" style:family="text">
      <style:text-properties officeooo:rsid="0057dcb7"/>
    </style:style>
    <style:style style:name="T41" style:family="text">
      <style:text-properties officeooo:rsid="00594fba"/>
    </style:style>
    <style:style style:name="T42" style:family="text">
      <style:text-properties officeooo:rsid="005badc6"/>
    </style:style>
    <style:style style:name="T43" style:family="text">
      <style:text-properties officeooo:rsid="005ff5bf"/>
    </style:style>
    <style:style style:name="T44" style:family="text">
      <style:text-properties officeooo:rsid="0061cb4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6297e4"/>
    </style:style>
    <style:style style:name="T47" style:family="text">
      <style:text-properties officeooo:rsid="0062e0de"/>
    </style:style>
    <style:style style:name="T48" style:family="text">
      <style:text-properties officeooo:rsid="00656237"/>
    </style:style>
    <style:style style:name="T49" style:family="text">
      <style:text-properties fo:color="#c9211e" loext:opacity="100%" fo:font-weight="bold" officeooo:rsid="00656237" style:font-weight-asian="bold" style:font-weight-complex="bold"/>
    </style:style>
    <style:style style:name="T50" style:family="text">
      <style:text-properties officeooo:rsid="0066fd50"/>
    </style:style>
    <style:style style:name="T51" style:family="text">
      <style:text-properties officeooo:rsid="006b0110"/>
    </style:style>
    <style:style style:name="T52" style:family="text">
      <style:text-properties officeooo:rsid="006ca44c"/>
    </style:style>
    <style:style style:name="T53" style:family="text">
      <style:text-properties officeooo:rsid="006d04b8"/>
    </style:style>
    <style:style style:name="T54" style:family="text">
      <style:text-properties officeooo:rsid="00703667"/>
    </style:style>
    <style:style style:name="T55" style:family="text">
      <style:text-properties officeooo:rsid="007491cc"/>
    </style:style>
    <style:style style:name="T56" style:family="text">
      <style:text-properties officeooo:rsid="00784aab"/>
    </style:style>
    <style:style style:name="T57" style:family="text">
      <style:text-properties officeooo:rsid="007e9c68"/>
    </style:style>
    <style:style style:name="T58" style:family="text">
      <style:text-properties officeooo:rsid="0080cbc5"/>
    </style:style>
    <style:style style:name="T59" style:family="text">
      <style:text-properties officeooo:rsid="00825c51"/>
    </style:style>
    <style:style style:name="T60" style:family="text">
      <style:text-properties officeooo:rsid="00840e1e"/>
    </style:style>
    <style:style style:name="T61" style:family="text">
      <style:text-properties officeooo:rsid="008498aa"/>
    </style:style>
    <style:style style:name="T62" style:family="text">
      <style:text-properties officeooo:rsid="0089cbfe"/>
    </style:style>
    <style:style style:name="T63" style:family="text">
      <style:text-properties officeooo:rsid="008e2f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 – FRENTE DE CAIXA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<text:s/>TRANSAÇÃO</text:p>
      <text:p text:style-name="P1"><text:tab/><text:tab/><text:tab/>1.1.4.3 – CONFIRMA CANCELA TRANSAÇÃO</text:p>
      <text:p text:style-name="P1"><text:tab/><text:tab/><text:tab/>1.1.4.4 – CONSULTA STATUS DA TRANSAÇÃO</text:p>
      <text:p text:style-name="P1"/>
      <text:p text:style-name="P12"><text:tab/><text:tab/>1.1.5 – CAPTURA DADOS DO CLIENTE</text:p>
      <text:p text:style-name="P1"/>
      <text:p text:style-name="P16"><text:tab/><text:tab/>1.1.6 – INICIALIZAÇÃO</text:p>
      <text:p text:style-name="P18"><text:tab/><text:tab/><text:tab/>1.1.6.1 – LOGIN</text:p>
      <text:p text:style-name="P18"><text:tab/><text:tab/><text:tab/>1.1.6.2 – ATUALIZAÇÃO DE TABELA<text:span text:style-name="T7">(EMV)</text:span></text:p>
      <text:p text:style-name="P18"><text:tab/><text:tab/><text:tab/>1.1.6.3 – VERIFICAÇÃO DE VERSÃO</text:p>
      <text:p text:style-name="P9"/>
      <text:p text:style-name="P12"><text:tab/>1.2 – BIBLIOTECA</text:p>
      <text:p text:style-name="P1"/>
      <text:p text:style-name="P19"><text:tab/>1.3 – CONFIGURAÇÃO</text:p>
      <text:p text:style-name="P19"><text:tab/><text:tab/>1.3.1 – IP/PORTA SERVIDOR TEF</text:p>
      <text:p text:style-name="P20"><text:tab/><text:tab/>1.3.2 – CHAVE <text:span text:style-name="T3">(CNPJ+NUMERO PDV+NUMERO LOJA+MAC-REDE)</text:span></text:p>
      <text:p text:style-name="P1"/>
      <text:p text:style-name="P13">2 – MODULO </text:p>
      <text:p text:style-name="P13"/>
      <text:p text:style-name="P16"><text:tab/>2.1 – INICIALIZAÇÃO</text:p>
      <text:p text:style-name="P21"><text:tab/><text:tab/>2.1.1 – ATUALIZAÇÃO DE TABELA (AUTOMÁTICO)</text:p>
      <text:p text:style-name="P14"/>
      <text:p text:style-name="P16"><text:tab/>2.2 – CONSULTAS</text:p>
      <text:p text:style-name="P14"/>
      <text:p text:style-name="P27"><text:tab/><text:tab/>2.2.1 – SALDO</text:p>
      <text:p text:style-name="P28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/>
      <text:p text:style-name="P2"/>
      <text:p text:style-name="P2"/>
      <text:p text:style-name="P2"/>
      <text:p text:style-name="P2"/>
      <text:p text:style-name="P29"><text:soft-page-break/><text:tab/>2.4 – CONCILIADOR</text:p>
      <text:p text:style-name="P3"><text:tab/></text:p>
      <text:p text:style-name="P3"/>
      <text:p text:style-name="P31"><text:tab/>2.5 – CONFIGURAÇÕES</text:p>
      <text:p text:style-name="P31"><text:tab/><text:tab/>2.5.1 – TABELA DE BIM (AUTOMÁTICO)</text:p>
      <text:p text:style-name="P31"><text:tab/><text:tab/>2.5.2 – CÓDIGO DA LOJA</text:p>
      <text:p text:style-name="P31"><text:tab/><text:tab/>2.5.3 – CANCELAMENTO</text:p>
      <text:p text:style-name="P31"><text:tab/><text:tab/>2.5.4 – PARCELAMENTO</text:p>
      <text:p text:style-name="P31"><text:tab/><text:tab/>2.5.5 – CONTROLE DE VENDA (POR FUNÇÃO)</text:p>
      <text:p text:style-name="P31"><text:tab/><text:tab/><text:tab/>2.5.5.1 – FUNÇÃO ALIMENTAÇÃO</text:p>
      <text:p text:style-name="P31"><text:tab/><text:tab/><text:tab/>2.5.5.2 – FUNÇÃO REFEIÇÃO</text:p>
      <text:p text:style-name="P31"><text:tab/><text:tab/><text:tab/>2.5.5.3 – FUNÇÃO VALE CULTURA</text:p>
      <text:p text:style-name="P33"><text:tab/><text:tab/><text:tab/>2.5.5.4 – FUNÇÃO PERSONALIZADA</text:p>
      <text:p text:style-name="P33"><text:tab/><text:tab/><text:tab/><text:tab/><text:tab/>(CATEGORIA DE PRODUTOS) </text:p>
      <text:p text:style-name="P2"/>
      <text:p text:style-name="P2"/>
      <text:p text:style-name="P21">3 – CONCENTRADOR TEF</text:p>
      <text:p text:style-name="P21"/>
      <text:p text:style-name="P21"><text:tab/>3.1 – CONFIGURAÇÕES</text:p>
      <text:p text:style-name="P21"><text:tab/></text:p>
      <text:p text:style-name="P29"><text:tab/><text:tab/>3.1.1 – LOJA<text:tab/></text:p>
      <text:p text:style-name="P29"><text:tab/><text:tab/>3.1.2 – PDV</text:p>
      <text:p text:style-name="P30"><text:tab/><text:tab/><text:tab/>3.1.2.1-CHAVE </text:p>
      <text:p text:style-name="P30"><text:tab/><text:tab/><text:tab/><text:tab/>(CNPJ+NUMERO PDV+NUMERO LOJA+MAC-REDE)</text:p>
      <text:p text:style-name="P22"><text:tab/><text:tab/><text:tab/><text:span text:style-name="T6">3.1.2.2 – MODELO PINPAD</text:span><text:tab/></text:p>
      <text:p text:style-name="P21"/>
      <text:p text:style-name="P34"><text:tab/><text:tab/>3.1.3 – MODULO</text:p>
      <text:p text:style-name="P32"><text:span text:style-name="T5"><text:tab/><text:tab/><text:tab/>3</text:span>.<text:span text:style-name="T5">1</text:span>.<text:span text:style-name="T5">3.1</text:span> – TABELA DE BIM (AUTOMÁTICO)</text:p>
      <text:p text:style-name="P32"><text:tab/><text:tab/><text:tab/><text:span text:style-name="T5">3</text:span>.<text:span text:style-name="T5">1</text:span>.<text:span text:style-name="T5">3.</text:span>2 – CÓDIGO DA LOJA</text:p>
      <text:p text:style-name="P32"><text:tab/><text:tab/><text:tab/><text:span text:style-name="T5">3</text:span>.<text:span text:style-name="T5">1</text:span>.<text:span text:style-name="T5">3.</text:span>3 – CANCELAMENTO</text:p>
      <text:p text:style-name="P32"><text:tab/><text:tab/><text:tab/><text:span text:style-name="T5">3</text:span>.<text:span text:style-name="T5">1</text:span>.<text:span text:style-name="T5">3.</text:span>4 – PARCELAMENTO</text:p>
      <text:p text:style-name="P32"><text:tab/><text:tab/><text:tab/><text:span text:style-name="T5">3</text:span>.<text:span text:style-name="T5">1</text:span>.<text:span text:style-name="T5">3.</text:span>5 – CONTROLE DE VENDA (POR FUNÇÃO)</text:p>
      <text:p text:style-name="P32"><text:tab/><text:tab/><text:tab/><text:tab/><text:span text:style-name="T5">3</text:span>.<text:span text:style-name="T5">1</text:span>.<text:span text:style-name="T5">3</text:span>.<text:span text:style-name="T5">5.</text:span>1 – FUNÇÃO ALIMENTAÇÃO</text:p>
      <text:p text:style-name="P32"><text:tab/><text:tab/><text:tab/><text:tab/><text:span text:style-name="T5">3</text:span>.<text:span text:style-name="T5">1</text:span>.<text:span text:style-name="T5">3</text:span>.<text:span text:style-name="T5">5.</text:span>2 – FUNÇÃO REFEIÇÃO</text:p>
      <text:p text:style-name="P32"><text:tab/><text:tab/><text:tab/><text:tab/><text:span text:style-name="T5">3</text:span>.<text:span text:style-name="T5">1</text:span>.<text:span text:style-name="T5">3</text:span>.<text:span text:style-name="T5">5.</text:span>3 – FUNÇÃO VALE CULTURA</text:p>
      <text:p text:style-name="P23"><text:span text:style-name="T5"><text:tab/><text:tab/><text:tab/><text:tab/>3</text:span><text:span text:style-name="T4">.</text:span><text:span text:style-name="T5">1</text:span><text:span text:style-name="T4">.</text:span><text:span text:style-name="T5">3</text:span><text:span text:style-name="T4">.</text:span><text:span text:style-name="T5">5.4</text:span><text:span text:style-name="T4"> – FUNÇÃO PERSONALIZADA</text:span></text:p>
      <text:p text:style-name="P23"><text:span text:style-name="T4"><text:tab/><text:tab/><text:tab/><text:tab/><text:tab/>(CATEGORIA DE PRODUTOS) </text:span><text:span text:style-name="T5"><text:s/></text:span></text:p>
      <text:p text:style-name="P35"><text:tab/><text:tab/><text:tab/>3.1.3.6 – IP/PORTA SERVIDOR 1/2/3</text:p>
      <text:p text:style-name="P37"><text:tab/><text:tab/><text:tab/>3.1.3.7 – CONCILIAÇÃO</text:p>
      <text:p text:style-name="P37"><text:tab/><text:tab/><text:tab/>3.1.3.7.1 – IP/PORTA SERVIDOR 1/2/3</text:p>
      <text:p text:style-name="P37"/>
      <text:p text:style-name="P37"><text:tab/><text:tab/>3.1.4 – ALERTAS</text:p>
      <text:p text:style-name="P37"><text:tab/><text:tab/><text:tab/>3.1.4.1 – E-MAIL</text:p>
      <text:p text:style-name="P24"/>
      <text:p text:style-name="P24"/>
      <text:p text:style-name="P75"><text:tab/><text:tab/>3.1.5 – CHAVE API</text:p>
      <text:p text:style-name="P24"/>
      <text:p text:style-name="P24"/>
      <text:p text:style-name="P39"><text:tab/><text:tab/>3.1.6 – USUÁRIOS</text:p>
      <text:p text:style-name="P24"/>
      <text:p text:style-name="P24"/>
      <text:p text:style-name="P24"/>
      <text:p text:style-name="P37"><text:soft-page-break/><text:tab/>3.2 – FUNÇÕES </text:p>
      <text:p text:style-name="P38"><text:tab/><text:tab/>3.2.1 – CANCELA VENDA PENDENTE</text:p>
      <text:p text:style-name="P37"><text:tab/><text:tab/>3.2.2 – AUTORIZA VENDA PENDENTE</text:p>
      <text:p text:style-name="P37"><text:tab/><text:tab/>3.2.3 – CONCILIAÇÃO </text:p>
      <text:p text:style-name="P38"><text:tab/><text:tab/>3.2.4 – ATUALIZAÇÃO</text:p>
      <text:p text:style-name="P37"/>
      <text:p text:style-name="P37"/>
      <text:p text:style-name="P40"><text:tab/>3.3 – RELATÓRIOS</text:p>
      <text:p text:style-name="P41"><text:tab/></text:p>
      <text:p text:style-name="P41"><text:tab/>3.4 – MONITORAMENTO</text:p>
      <text:p text:style-name="P42"><text:tab/><text:tab/>3.4.1 – PORTA </text:p>
      <text:p text:style-name="P24"/>
      <text:p text:style-name="P24"/>
      <text:p text:style-name="P58">4 – TABELA<text:span text:style-name="T21">S</text:span></text:p>
      <text:p text:style-name="P58"/>
      <text:p text:style-name="P64"><text:tab/>4.1 – TABELA DE RETORNO</text:p>
      <text:p text:style-name="P63"><text:tab/>4.2 – TABELA DE TAGS</text:p>
      <text:p text:style-name="P58"/>
      <text:p text:style-name="P47">5 – MENSAGEIRIA </text:p>
      <text:p text:style-name="P47"/>
      <text:p text:style-name="P6"><text:span text:style-name="T14"><text:tab/>5.1 – ESTRUTURA D</text:span><text:span text:style-name="T15">O PACOTE</text:span></text:p>
      <text:p text:style-name="P63"><text:tab/>5.2 – TIPO DE DADOS</text:p>
      <text:p text:style-name="P81"><text:tab/><text:tab/>5.2.1 – TAGS PADRONIZADAS</text:p>
      <text:p text:style-name="P63"><text:tab/>5.3 – PACOTES</text:p>
      <text:p text:style-name="P63"><text:tab/><text:tab/>5.3.1 – LOGIN</text:p>
      <text:p text:style-name="P78"><text:tab/><text:tab/>5.3.2 – VENDA</text:p>
      <text:p text:style-name="P79"><text:tab/><text:tab/>5.3.3 – MENU DE VENDA</text:p>
      <text:p text:style-name="P6"/>
      <text:p text:style-name="P6"/>
      <text:p text:style-name="P56"><text:span text:style-name="T20">6</text:span> – VE<text:span text:style-name="T20">R</text:span>SIONAMENTO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70">1 – FRENTE DE CAIXA</text:p>
      <text:p text:style-name="P8"/>
      <text:p text:style-name="P8">1.1 – FUNÇÕES</text:p>
      <text:p text:style-name="P8"/>
      <text:p text:style-name="P8">1.1.1 – CAPTURA DADOS DOS CARTÃO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69">2 – MODULO </text:p>
      <text:p text:style-name="P15"/>
      <text:p text:style-name="P17">2.1 – INICIALIZAÇÃO</text:p>
      <text:p text:style-name="P26">2.1.1 – ATUALIZAÇÃO DE TABELA (AUTOMÁTICO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68">3 – CONCENTRADOR TEF</text:p>
      <text:p text:style-name="P26"/>
      <text:p text:style-name="P26">3.1 – CONFIGURAÇÕE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67">4 – TABELAS</text:p>
      <text:p text:style-name="P63"/>
      <text:p text:style-name="P57"><text:span text:style-name="T21">4.1 – </text:span><text:span text:style-name="T18">TABELA DE CÓDIGO DE RETORNO </text:span></text:p>
      <text:p text:style-name="P44"/>
      <table:table table:name="Tabela1" table:style-name="Tabela1">
        <table:table-column table:style-name="Tabela1.A"/>
        <table:table-column table:style-name="Tabela1.B"/>
        <table:table-row table:style-name="TableLine2515564207968">
          <table:table-cell table:style-name="Tabela1.A1" office:value-type="string">
            <text:p text:style-name="P84">0</text:p>
          </table:table-cell>
          <table:table-cell table:style-name="Tabela1.B1" office:value-type="string">
            <text:p text:style-name="P84">SUCESSO</text:p>
          </table:table-cell>
        </table:table-row>
        <table:table-row table:style-name="TableLine2515564210416">
          <table:table-cell table:style-name="Tabela1.A2" office:value-type="string">
            <text:p text:style-name="P84">1</text:p>
          </table:table-cell>
          <table:table-cell table:style-name="Tabela1.B2" office:value-type="string">
            <text:p text:style-name="P84">ERRO</text:p>
          </table:table-cell>
        </table:table-row>
        <table:table-row table:style-name="TableLine2515564221840">
          <table:table-cell table:style-name="Tabela1.A2" office:value-type="string">
            <text:p text:style-name="P84">2</text:p>
          </table:table-cell>
          <table:table-cell table:style-name="Tabela1.B2" office:value-type="string">
            <text:p text:style-name="P84">PORTA PINPAD NÃO INFORMADA</text:p>
          </table:table-cell>
        </table:table-row>
        <table:table-row table:style-name="TableLine2515564208512">
          <table:table-cell table:style-name="Tabela1.A2" office:value-type="string">
            <text:p text:style-name="P84">3</text:p>
          </table:table-cell>
          <table:table-cell table:style-name="Tabela1.B2" office:value-type="string">
            <text:p text:style-name="P84">MODELO PINPAD NÃO INFORMADO</text:p>
          </table:table-cell>
        </table:table-row>
        <table:table-row table:style-name="TableLine2515564210688">
          <table:table-cell table:style-name="Tabela1.A2" office:value-type="string">
            <text:p text:style-name="P84">4</text:p>
          </table:table-cell>
          <table:table-cell table:style-name="Tabela1.B2" office:value-type="string">
            <text:p text:style-name="P84">MODELO PINPAD NÃO SUPORTADO</text:p>
          </table:table-cell>
        </table:table-row>
        <table:table-row table:style-name="TableLine2515564209056">
          <table:table-cell table:style-name="Tabela1.A2" office:value-type="string">
            <text:p text:style-name="P84">5</text:p>
          </table:table-cell>
          <table:table-cell table:style-name="Tabela1.B2" office:value-type="string">
            <text:p text:style-name="P84">FALHA NA CONEXÃO COM PINPAD</text:p>
          </table:table-cell>
        </table:table-row>
        <table:table-row table:style-name="TableLine2515564218032">
          <table:table-cell table:style-name="Tabela1.A2" office:value-type="string">
            <text:p text:style-name="P84">6</text:p>
          </table:table-cell>
          <table:table-cell table:style-name="Tabela1.B2" office:value-type="string">
            <text:p text:style-name="P84">PINPAD RETORNOU FALHA(CONSULTA Nº DA FALHA NO RETORNO AUXILIAR)</text:p>
          </table:table-cell>
        </table:table-row>
        <table:table-row table:style-name="TableLine2515564218304">
          <table:table-cell table:style-name="Tabela1.A2" office:value-type="string">
            <text:p text:style-name="P84">7</text:p>
          </table:table-cell>
          <table:table-cell table:style-name="Tabela1.B2" office:value-type="string">
            <text:p text:style-name="P84">DLL OU S.O DO PINPAD NÃO ENCONTRADA</text:p>
          </table:table-cell>
        </table:table-row>
        <table:table-row table:style-name="TableLine2515564210960">
          <table:table-cell table:style-name="Tabela1.A2" office:value-type="string">
            <text:p text:style-name="P84">8</text:p>
          </table:table-cell>
          <table:table-cell table:style-name="Tabela1.B2" office:value-type="string">
            <text:p text:style-name="P84">DLL OU S.O DO PINPAD NÃO COMPAT<text:span text:style-name="T10">Í</text:span>VEL(VERIFIQUE 32 OU 64 BITS)</text:p>
          </table:table-cell>
        </table:table-row>
        <table:table-row table:style-name="TableLine2515564219936">
          <table:table-cell table:style-name="Tabela1.A2" office:value-type="string">
            <text:p text:style-name="P84">9</text:p>
          </table:table-cell>
          <table:table-cell table:style-name="Tabela1.B2" office:value-type="string">
            <text:p text:style-name="P85">HOST <text:s/>NÃO INFORMADO PARA O TEF</text:p>
          </table:table-cell>
        </table:table-row>
        <table:table-row table:style-name="TableLine2515564221024">
          <table:table-cell table:style-name="Tabela1.A2" office:value-type="string">
            <text:p text:style-name="P91">10</text:p>
          </table:table-cell>
          <table:table-cell table:style-name="Tabela1.B2" office:value-type="string">
            <text:p text:style-name="P91">HOST NÃO COMPAT<text:span text:style-name="T12">Í</text:span>VEL <text:span text:style-name="T11">PARA O TEF</text:span></text:p>
          </table:table-cell>
        </table:table-row>
        <table:table-row table:style-name="TableLine2515564211504">
          <table:table-cell table:style-name="Tabela1.A2" office:value-type="string">
            <text:p text:style-name="P91">11</text:p>
          </table:table-cell>
          <table:table-cell table:style-name="Tabela1.B2" office:value-type="string">
            <text:p text:style-name="P85">PORTA NÃO INFORMADA PARA O TEF</text:p>
          </table:table-cell>
        </table:table-row>
        <table:table-row table:style-name="TableLine2515564211776">
          <table:table-cell table:style-name="Tabela1.A2" office:value-type="string">
            <text:p text:style-name="P85">1<text:span text:style-name="T10">2</text:span></text:p>
          </table:table-cell>
          <table:table-cell table:style-name="Tabela1.B2" office:value-type="string">
            <text:p text:style-name="P91">PORTA NÃO COMPATÍVEL <text:s/><text:span text:style-name="T11">PARA O TEF</text:span></text:p>
          </table:table-cell>
        </table:table-row>
        <table:table-row table:style-name="TableLine2515564215312">
          <table:table-cell table:style-name="Tabela1.A2" office:value-type="string">
            <text:p text:style-name="P86">1<text:span text:style-name="T10">3</text:span></text:p>
          </table:table-cell>
          <table:table-cell table:style-name="Tabela1.B2" office:value-type="string">
            <text:p text:style-name="P88">VERS<text:span text:style-name="T10">Ã</text:span>O_<text:span text:style-name="T8">COMUNICAÇÃO</text:span> NÃO INFORMADA <text:span text:style-name="T11">PARA O TEF</text:span></text:p>
          </table:table-cell>
        </table:table-row>
        <table:table-row table:style-name="TableLine2515564215856">
          <table:table-cell table:style-name="Tabela1.A2" office:value-type="string">
            <text:p text:style-name="P86">1<text:span text:style-name="T10">4</text:span></text:p>
          </table:table-cell>
          <table:table-cell table:style-name="Tabela1.B2" office:value-type="string">
            <text:p text:style-name="P92">VERSÃO_COMUNICAÇÃO NÃO COMPATÍVEL PARA O TEF</text:p>
          </table:table-cell>
        </table:table-row>
        <table:table-row table:style-name="TableLine2515564212048">
          <table:table-cell table:style-name="Tabela1.A2" office:value-type="string">
            <text:p text:style-name="P87">1<text:span text:style-name="T10">5</text:span></text:p>
          </table:table-cell>
          <table:table-cell table:style-name="Tabela1.B2" office:value-type="string">
            <text:p text:style-name="P90">CHAV<text:span text:style-name="T9">E</text:span> NÃO INFORMADA PARA O TEF</text:p>
          </table:table-cell>
        </table:table-row>
        <table:table-row table:style-name="TableLine2515564212864">
          <table:table-cell table:style-name="Tabela1.A2" office:value-type="string">
            <text:p text:style-name="P89">1<text:span text:style-name="T10">6</text:span></text:p>
          </table:table-cell>
          <table:table-cell table:style-name="Tabela1.B2" office:value-type="string">
            <text:p text:style-name="P92">CHAVE NÃO COMPATÍVEL PARA O TEF</text:p>
          </table:table-cell>
        </table:table-row>
        <table:table-row table:style-name="TableLine2515564221296">
          <table:table-cell table:style-name="Tabela1.A2" office:value-type="string">
            <text:p text:style-name="P93">17</text:p>
          </table:table-cell>
          <table:table-cell table:style-name="Tabela1.B2" office:value-type="string">
            <text:p text:style-name="P93">VERSÃO <text:span text:style-name="T13">DLL DO </text:span>TEF NÃO COMPATÍVEL (SUGERE ATUALIZAÇÃO)</text:p>
          </table:table-cell>
        </table:table-row>
        <table:table-row table:style-name="TableLine2515564213680">
          <table:table-cell table:style-name="Tabela1.A2" office:value-type="string">
            <text:p text:style-name="P94">18</text:p>
          </table:table-cell>
          <table:table-cell table:style-name="Tabela1.B2" office:value-type="string">
            <text:p text:style-name="P94">PACOTE COM A PRIMEIRA TAG DIFERENTE DE ‘0000’</text:p>
          </table:table-cell>
        </table:table-row>
        <table:table-row table:style-name="TableLine2515564224560">
          <table:table-cell table:style-name="Tabela1.A2" office:value-type="string">
            <text:p text:style-name="P94">19</text:p>
          </table:table-cell>
          <table:table-cell table:style-name="Tabela1.B2" office:value-type="string">
            <text:p text:style-name="P94"><text:span text:style-name="T33">ERRO </text:span>O TAMANHO DO PACOTE NÃO PODE SER ZERO</text:p>
          </table:table-cell>
        </table:table-row>
        <table:table-row table:style-name="TableLine2515564216128">
          <table:table-cell table:style-name="Tabela1.A2" office:value-type="string">
            <text:p text:style-name="P94">20</text:p>
          </table:table-cell>
          <table:table-cell table:style-name="Tabela1.B2" office:value-type="string">
            <text:p text:style-name="P94"><text:span text:style-name="T33">ERRO </text:span>O TAMANHO DO PACOTE DIFERENTE DO TAMANHO DA MENSAGEM</text:p>
          </table:table-cell>
        </table:table-row>
        <table:table-row table:style-name="TableLine2515564224016">
          <table:table-cell table:style-name="Tabela1.A2" office:value-type="string">
            <text:p text:style-name="P95">21</text:p>
          </table:table-cell>
          <table:table-cell table:style-name="Tabela1.B2" office:value-type="string">
            <text:p text:style-name="P95"><text:span text:style-name="T33">ERRO </text:span>OS DADOS DO PACOTE MAIOR QUE OS DADOS DA MENSAGEM</text:p>
          </table:table-cell>
        </table:table-row>
        <table:table-row table:style-name="TableLine2515564220208">
          <table:table-cell table:style-name="Tabela1.A2" office:value-type="string">
            <text:p text:style-name="P96">22</text:p>
          </table:table-cell>
          <table:table-cell table:style-name="Tabela1.B2" office:value-type="string">
            <text:p text:style-name="P96">ERRO NÃO EXISTE PACOTE PARA <text:span text:style-name="T34">A</text:span> <text:span text:style-name="T34">FUNÇÃO </text:span>GET DA TAG</text:p>
          </table:table-cell>
        </table:table-row>
        <table:table-row table:style-name="TableLine2515564220480">
          <table:table-cell table:style-name="Tabela1.A2" office:value-type="string">
            <text:p text:style-name="P97">23</text:p>
          </table:table-cell>
          <table:table-cell table:style-name="Tabela1.B2" office:value-type="string">
            <text:p text:style-name="P97">ERRO NÃO EXISTE PACOTE PARA <text:span text:style-name="T34">A</text:span> <text:span text:style-name="T34">FUNÇÃO</text:span> “TAG<text:span text:style-name="T34">TOSTR</text:span>”</text:p>
          </table:table-cell>
        </table:table-row>
        <table:table-row table:style-name="TableLine2515564221568">
          <table:table-cell table:style-name="Tabela1.A2" office:value-type="string">
            <text:p text:style-name="P98">24</text:p>
          </table:table-cell>
          <table:table-cell table:style-name="Tabela1.B2" office:value-type="string">
            <text:p text:style-name="P107">NÃO FOI POSSÍVEL ENVIAR MENSAGEM </text:p>
          </table:table-cell>
        </table:table-row>
        <table:table-row table:style-name="TableLine2515564224288">
          <table:table-cell table:style-name="Tabela1.A2" office:value-type="string">
            <text:p text:style-name="P100">25</text:p>
          </table:table-cell>
          <table:table-cell table:style-name="Tabela1.B2" office:value-type="string">
            <text:p text:style-name="P108">NÃO FOI POSSÍVEL <text:span text:style-name="T39">CONECTAR AO SERVIDOR PARA ESCUTAR</text:span></text:p>
          </table:table-cell>
        </table:table-row>
        <table:table-row table:style-name="TableLine2515564224832">
          <table:table-cell table:style-name="Tabela1.A2" office:value-type="string">
            <text:p text:style-name="P102">26</text:p>
          </table:table-cell>
          <table:table-cell table:style-name="Tabela1.B2" office:value-type="string">
            <text:p text:style-name="P109">NÃO FOI POSSÍVEL <text:span text:style-name="T39">CONECTAR AO SERVIDOR </text:span><text:span text:style-name="T56">ABERTURA SOCKET</text:span></text:p>
          </table:table-cell>
        </table:table-row>
        <table:table-row table:style-name="TableLine2515564225104">
          <table:table-cell table:style-name="Tabela1.A2" office:value-type="string">
            <text:p text:style-name="P103">27</text:p>
          </table:table-cell>
          <table:table-cell table:style-name="Tabela1.B2" office:value-type="string">
            <text:p text:style-name="P96">ERRO NÃO EXISTE PACOTE PARA <text:span text:style-name="T34">A</text:span> <text:span text:style-name="T34">FUNÇÃO</text:span> <text:span text:style-name="T37">ADD</text:span> DA TAG</text:p>
          </table:table-cell>
        </table:table-row>
        <table:table-row table:style-name="TableLine2515564226464">
          <table:table-cell table:style-name="Tabela1.A2" office:value-type="string">
            <text:p text:style-name="P104">28</text:p>
          </table:table-cell>
          <table:table-cell table:style-name="Tabela1.B2" office:value-type="string">
            <text:p text:style-name="P101">ERRO <text:span text:style-name="T36">PARAMETRO NULO OU DIFERENTE DA ESTRUTURA DA TAG</text:span></text:p>
          </table:table-cell>
        </table:table-row>
        <table:table-row table:style-name="TableLine2515564231904">
          <table:table-cell table:style-name="Tabela1.A2" office:value-type="string">
            <text:p text:style-name="P105">29</text:p>
          </table:table-cell>
          <table:table-cell table:style-name="Tabela1.B2" office:value-type="string">
            <text:p text:style-name="P99">ERRO TAG NÃO LOCALIZADA NO PACOTE <text:span text:style-name="T35">DA FUNÇÃO GET DA TAG</text:span></text:p>
          </table:table-cell>
        </table:table-row>
        <table:table-row table:style-name="TableLine2515564237072">
          <table:table-cell table:style-name="Tabela1.A2" office:value-type="string">
            <text:p text:style-name="P106">30</text:p>
          </table:table-cell>
          <table:table-cell table:style-name="Tabela1.B2" office:value-type="string">
            <text:p text:style-name="P106">DADOS DO PACOTE MAL FORMATADO OU INCOMPATÍVEL, IMPOSSÍVEL DE LER</text:p>
          </table:table-cell>
        </table:table-row>
        <table:table-row table:style-name="TableLine2515564227824">
          <table:table-cell table:style-name="Tabela1.A2" office:value-type="string">
            <text:p text:style-name="P110">31</text:p>
          </table:table-cell>
          <table:table-cell table:style-name="Tabela1.B2" office:value-type="string">
            <text:p text:style-name="P110">CHAVE PUBLICA NÃO LOCALIZADA</text:p>
          </table:table-cell>
        </table:table-row>
        <table:table-row table:style-name="TableLine2515564228368">
          <table:table-cell table:style-name="Tabela1.A2" office:value-type="string">
            <text:p text:style-name="P111">32</text:p>
          </table:table-cell>
          <table:table-cell table:style-name="Tabela1.B2" office:value-type="string">
            <text:p text:style-name="P111">PROBLEMA NAS TROCAS DE CHAVES NO CONECTAR</text:p>
          </table:table-cell>
        </table:table-row>
        <table:table-row table:style-name="TableLine2515564228368">
          <table:table-cell table:style-name="Tabela1.A2" office:value-type="string">
            <text:p text:style-name="P186">33</text:p>
          </table:table-cell>
          <table:table-cell table:style-name="Tabela1.B2" office:value-type="string">
            <text:p text:style-name="P186">SOCKET DO SERVIDOR VINCULADO ESTA DESCONECTADO</text:p>
          </table:table-cell>
        </table:table-row>
        <table:table-row table:style-name="TableLine2515564228368">
          <table:table-cell table:style-name="Tabela1.A2" office:value-type="string">
            <text:p text:style-name="P187">34</text:p>
          </table:table-cell>
          <table:table-cell table:style-name="Tabela1.B2" office:value-type="string">
            <text:p text:style-name="P187">LOGIN RECUSADO</text:p>
          </table:table-cell>
        </table:table-row>
      </table:table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57"><text:span text:style-name="T21">4.2 – </text:span><text:span text:style-name="T27">T</text:span><text:span text:style-name="T18">ABELA DE </text:span><text:span text:style-name="T19">TAGS</text:span></text:p>
      <text:p text:style-name="P45"/>
      <text:p text:style-name="P4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2515564211232">
          <table:table-cell table:style-name="Tabela5.A1" office:value-type="string">
            <text:p text:style-name="P166">TAG</text:p>
          </table:table-cell>
          <table:table-cell table:style-name="Tabela5.A1" office:value-type="string">
            <text:p text:style-name="P164">TAG <text:span text:style-name="T46">DE </text:span>DEFINIÇÃO</text:p>
          </table:table-cell>
          <table:table-cell table:style-name="Tabela5.C1" office:value-type="string">
            <text:p text:style-name="P164">TIPO</text:p>
          </table:table-cell>
        </table:table-row>
        <table:table-row table:style-name="Tabela5.2">
          <table:table-cell table:style-name="Tabela5.A2" office:value-type="string">
            <text:p text:style-name="P180"><text:span text:style-name="T20">0</text:span>000</text:p>
          </table:table-cell>
          <table:table-cell table:style-name="Tabela5.B43" office:value-type="string">
            <text:p text:style-name="P180">PACOTE</text:p>
          </table:table-cell>
          <table:table-cell table:style-name="Tabela5.C43" office:value-type="string">
            <text:p text:style-name="P182"><text:s/><text:span text:style-name="T43">INICIO DO PACOTE</text:span></text:p>
          </table:table-cell>
        </table:table-row>
        <table:table-row table:style-name="Tabela5.2">
          <table:table-cell table:style-name="Tabela5.A2" office:value-type="string">
            <text:p text:style-name="P133">0001</text:p>
          </table:table-cell>
          <table:table-cell table:style-name="Tabela5.B43" office:value-type="string">
            <text:p text:style-name="P133">LOGIN</text:p>
          </table:table-cell>
          <table:table-cell table:style-name="Tabela5.C43" office:value-type="string">
            <text:p text:style-name="P136">TAG DE COMANDO</text:p>
          </table:table-cell>
        </table:table-row>
        <table:table-row table:style-name="TableLine2515564226736">
          <table:table-cell table:style-name="Tabela5.A43" office:value-type="string">
            <text:p text:style-name="P118">0002</text:p>
          </table:table-cell>
          <table:table-cell table:style-name="Tabela5.B43" office:value-type="string">
            <text:p text:style-name="P117">CHAVE D<text:span text:style-name="T56">E IDENTIFICAÇÃO</text:span>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7888">
          <table:table-cell table:style-name="Tabela5.A43" office:value-type="string">
            <text:p text:style-name="P122">0003</text:p>
          </table:table-cell>
          <table:table-cell table:style-name="Tabela5.B43" office:value-type="string">
            <text:p text:style-name="P121">H<text:span text:style-name="T22">OST</text:span>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27280">
          <table:table-cell table:style-name="Tabela5.A43" office:value-type="string">
            <text:p text:style-name="P122">0004</text:p>
          </table:table-cell>
          <table:table-cell table:style-name="Tabela5.B43" office:value-type="string">
            <text:p text:style-name="P121">P<text:span text:style-name="T22">ORTA</text:span>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1088">
          <table:table-cell table:style-name="Tabela5.A43" office:value-type="string">
            <text:p text:style-name="P122">0005</text:p>
          </table:table-cell>
          <table:table-cell table:style-name="Tabela5.B43" office:value-type="string">
            <text:p text:style-name="P121">V<text:span text:style-name="T22">ERSÃO DA</text:span> DLL “Tef_lib”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1360">
          <table:table-cell table:style-name="Tabela5.A43" office:value-type="string">
            <text:p text:style-name="P124">0006</text:p>
          </table:table-cell>
          <table:table-cell table:style-name="Tabela5.B43" office:value-type="string">
            <text:p text:style-name="P127">VERSÃO DA MENSA<text:span text:style-name="T42">GEM</text:span>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5712">
          <table:table-cell table:style-name="Tabela5.A43" office:value-type="string">
            <text:p text:style-name="P155">0007</text:p>
          </table:table-cell>
          <table:table-cell table:style-name="Tabela5.B43" office:value-type="string">
            <text:p text:style-name="P148">SOLICITA CHAVE <text:span text:style-name="T61">DE COMUNICAÇÃO</text:span>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27552">
          <table:table-cell table:style-name="Tabela5.A43" office:value-type="string">
            <text:p text:style-name="P155">0008</text:p>
          </table:table-cell>
          <table:table-cell table:style-name="Tabela5.B43" office:value-type="string">
            <text:p text:style-name="P148">CHAVE PUBLICA <text:span text:style-name="T58">MODULO</text:span> (hex)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6528">
          <table:table-cell table:style-name="Tabela5.A43" office:value-type="string">
            <text:p text:style-name="P155">0009</text:p>
          </table:table-cell>
          <table:table-cell table:style-name="Tabela5.B43" office:value-type="string">
            <text:p text:style-name="P148">CHAVE SIM<text:span text:style-name="T46">É</text:span>TRICA CRIPTOGRAFADA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ela5.2">
          <table:table-cell table:style-name="Tabela5.A2" office:value-type="string">
            <text:p text:style-name="P134">00<text:span text:style-name="T50">0A</text:span></text:p>
          </table:table-cell>
          <table:table-cell table:style-name="Tabela5.A2" office:value-type="string">
            <text:p text:style-name="P135">VENDA <text:span text:style-name="T44">DO FRENTE DE CAIXA</text:span></text:p>
          </table:table-cell>
          <table:table-cell table:style-name="Tabela5.C12" office:value-type="string">
            <text:p text:style-name="P136">TAG DE COMANDO</text:p>
          </table:table-cell>
        </table:table-row>
        <table:table-row table:style-name="TableLine2515564229456">
          <table:table-cell table:style-name="Tabela5.A43" office:value-type="string">
            <text:p text:style-name="P119">00<text:span text:style-name="T50">0B</text:span></text:p>
          </table:table-cell>
          <table:table-cell table:style-name="Tabela5.B43" office:value-type="string">
            <text:p text:style-name="P157">NUMERO NSU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ela5.2">
          <table:table-cell table:style-name="Tabela5.A43" office:value-type="string">
            <text:p text:style-name="P123">00<text:span text:style-name="T50">0C</text:span></text:p>
          </table:table-cell>
          <table:table-cell table:style-name="Tabela5.A2" office:value-type="string">
            <text:p text:style-name="P157">DATA DA VENDA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0544">
          <table:table-cell table:style-name="Tabela5.A43" office:value-type="string">
            <text:p text:style-name="P123">00<text:span text:style-name="T50">0D</text:span></text:p>
          </table:table-cell>
          <table:table-cell table:style-name="Tabela5.B43" office:value-type="string">
            <text:p text:style-name="P157">HORA DA VENDA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8160">
          <table:table-cell table:style-name="Tabela5.A43" office:value-type="string">
            <text:p text:style-name="P123">00<text:span text:style-name="T50">0E</text:span></text:p>
          </table:table-cell>
          <table:table-cell table:style-name="Tabela5.B43" office:value-type="string">
            <text:p text:style-name="P157">VALOR DA PARCELA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29728">
          <table:table-cell table:style-name="Tabela5.A43" office:value-type="string">
            <text:p text:style-name="P125">00<text:span text:style-name="T50">0F</text:span></text:p>
          </table:table-cell>
          <table:table-cell table:style-name="Tabela5.B43" office:value-type="string">
            <text:p text:style-name="P157">NUMERO PARCELA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5984">
          <table:table-cell table:style-name="Tabela5.A43" office:value-type="string">
            <text:p text:style-name="P149">00<text:span text:style-name="T50">10</text:span></text:p>
          </table:table-cell>
          <table:table-cell table:style-name="Tabela5.B43" office:value-type="string">
            <text:p text:style-name="P152">CUPOM FISCAL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4624">
          <table:table-cell table:style-name="Tabela5.A43" office:value-type="string">
            <text:p text:style-name="P149">00<text:span text:style-name="T43">1</text:span><text:span text:style-name="T50">1</text:span></text:p>
          </table:table-cell>
          <table:table-cell table:style-name="Tabela5.B43" office:value-type="string">
            <text:p text:style-name="P152">NUMERO CAIXA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0000">
          <table:table-cell table:style-name="Tabela5.A43" office:value-type="string">
            <text:p text:style-name="P149">00<text:span text:style-name="T43">1</text:span><text:span text:style-name="T50">2</text:span></text:p>
          </table:table-cell>
          <table:table-cell table:style-name="Tabela5.B43" office:value-type="string">
            <text:p text:style-name="P152">OPERADOR CAIXA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1632">
          <table:table-cell table:style-name="Tabela5.A43" office:value-type="string">
            <text:p text:style-name="P152">001<text:span text:style-name="T50">3</text:span></text:p>
          </table:table-cell>
          <table:table-cell table:style-name="Tabela5.B43" office:value-type="string">
            <text:p text:style-name="P153">VALOR TOTAL DOS ITENS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3808">
          <table:table-cell table:style-name="Tabela5.A43" office:value-type="string">
            <text:p text:style-name="P153">00<text:span text:style-name="T50">14</text:span></text:p>
          </table:table-cell>
          <table:table-cell table:style-name="Tabela5.B43" office:value-type="string">
            <text:p text:style-name="P153">VALOR TOTAL ALIMENTAÇÃO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3264">
          <table:table-cell table:style-name="Tabela5.A43" office:value-type="string">
            <text:p text:style-name="P153">00<text:span text:style-name="T50">15</text:span></text:p>
          </table:table-cell>
          <table:table-cell table:style-name="Tabela5.B43" office:value-type="string">
            <text:p text:style-name="P183">VALOR TOTAL REFEIÇÃO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5168">
          <table:table-cell table:style-name="Tabela5.A43" office:value-type="string">
            <text:p text:style-name="P153">00<text:span text:style-name="T50">16</text:span></text:p>
          </table:table-cell>
          <table:table-cell table:style-name="Tabela5.B43" office:value-type="string">
            <text:p text:style-name="P153">VALOR TOTAL VALE-CULTURA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33536">
          <table:table-cell table:style-name="Tabela5.A43" office:value-type="string">
            <text:p text:style-name="P153">00<text:span text:style-name="T50">17</text:span></text:p>
          </table:table-cell>
          <table:table-cell table:style-name="Tabela5.B43" office:value-type="string">
            <text:p text:style-name="P154">XML DO CUPOM FISCAL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225648">
          <table:table-cell table:style-name="Tabela5.A26" office:value-type="string">
            <text:p text:style-name="P139">00<text:span text:style-name="T50">18</text:span></text:p>
          </table:table-cell>
          <table:table-cell table:style-name="Tabela5.B43" office:value-type="string">
            <text:p text:style-name="P139"><text:span text:style-name="T48">MENU DE </text:span><text:span text:style-name="T40">VENDA</text:span></text:p>
          </table:table-cell>
          <table:table-cell table:style-name="Tabela5.C43" office:value-type="string">
            <text:p text:style-name="P137">TAG DE COMANDO</text:p>
          </table:table-cell>
        </table:table-row>
        <table:table-row table:style-name="TableLine2515564234352">
          <table:table-cell table:style-name="Tabela5.A43" office:value-type="string">
            <text:p text:style-name="P158">0019</text:p>
          </table:table-cell>
          <table:table-cell table:style-name="Tabela5.B43" office:value-type="string">
            <text:p text:style-name="P174"><text:span text:style-name="T52">MENU - </text:span>CART<text:span text:style-name="T52">Ã</text:span>O <text:span text:style-name="T52">DIGITADO</text:span> </text:p>
          </table:table-cell>
          <table:table-cell table:style-name="Tabela5.C43" office:value-type="string">
            <text:p text:style-name="P175"><text:span text:style-name="T53">TAG DE DADOS Mensagem padrão </text:span>(<text:span text:style-name="T54">C</text:span>artão <text:span text:style-name="T54">digitado</text:span>)</text:p>
          </table:table-cell>
        </table:table-row>
        <table:table-row table:style-name="TableLine2515564234896">
          <table:table-cell table:style-name="Tabela5.A43" office:value-type="string">
            <text:p text:style-name="P159">001A</text:p>
          </table:table-cell>
          <table:table-cell table:style-name="Tabela5.B43" office:value-type="string">
            <text:p text:style-name="P176">MENU - CARTÃO ALIMENTAÇÃO DIGITADO</text:p>
          </table:table-cell>
          <table:table-cell table:style-name="Tabela5.C43" office:value-type="string">
            <text:p text:style-name="P177">T<text:span text:style-name="T53">AG DE DADOS Mensagem padrão </text:span>(Cartão Alimentação <text:span text:style-name="T54">digitado</text:span>)</text:p>
          </table:table-cell>
        </table:table-row>
        <table:table-row table:style-name="TableLine2515564236800">
          <table:table-cell table:style-name="Tabela5.A43" office:value-type="string">
            <text:p text:style-name="P159">001B</text:p>
          </table:table-cell>
          <table:table-cell table:style-name="Tabela5.B43" office:value-type="string">
            <text:p text:style-name="P176">MENU - CARTÃO REFEIÇÃO DIGITADO</text:p>
          </table:table-cell>
          <table:table-cell table:style-name="Tabela5.C43" office:value-type="string">
            <text:p text:style-name="P177"><text:span text:style-name="T53">TAG DE DADOS Mensagem </text:span><text:soft-page-break/><text:span text:style-name="T53">Padrão </text:span>(Cartão Refeição <text:span text:style-name="T54">digitado</text:span>)</text:p>
          </table:table-cell>
        </table:table-row>
        <table:table-row table:style-name="TableLine2515564225920">
          <table:table-cell table:style-name="Tabela5.A43" office:value-type="string">
            <text:p text:style-name="P159">001C</text:p>
          </table:table-cell>
          <table:table-cell table:style-name="Tabela5.B43" office:value-type="string">
            <text:p text:style-name="P176">MENU - CARTÃO VALE CULTURA DIGITADO</text:p>
          </table:table-cell>
          <table:table-cell table:style-name="Tabela5.C43" office:value-type="string">
            <text:p text:style-name="P177">T<text:span text:style-name="T53">AG DE DADOS Mensagem padrão </text:span>(Cartão Vale Cultura <text:span text:style-name="T54">digitado</text:span>)</text:p>
          </table:table-cell>
        </table:table-row>
        <table:table-row table:style-name="TableLine2515564235440">
          <table:table-cell table:style-name="Tabela5.A43" office:value-type="string">
            <text:p text:style-name="P158">00<text:span text:style-name="T52">1D</text:span></text:p>
          </table:table-cell>
          <table:table-cell table:style-name="Tabela5.B43" office:value-type="string">
            <text:p text:style-name="P174"><text:span text:style-name="T52">MENU - </text:span>LEITURA DO CART<text:span text:style-name="T52">Ã</text:span>O <text:span text:style-name="T52">NO PIN PAD</text:span> </text:p>
          </table:table-cell>
          <table:table-cell table:style-name="Tabela5.C43" office:value-type="string">
            <text:p text:style-name="P175">T<text:span text:style-name="T53">AG DE DADOS Mensagem padrão </text:span>(<text:span text:style-name="T54">C</text:span>artão)</text:p>
          </table:table-cell>
        </table:table-row>
        <table:table-row table:style-name="TableLine2515564226192">
          <table:table-cell table:style-name="Tabela5.A43" office:value-type="string">
            <text:p text:style-name="P159">001E</text:p>
          </table:table-cell>
          <table:table-cell table:style-name="Tabela5.B43" office:value-type="string">
            <text:p text:style-name="P176">MENU - CARTÃO ALIMENTAÇÃO NO PIN PAD</text:p>
          </table:table-cell>
          <table:table-cell table:style-name="Tabela5.C43" office:value-type="string">
            <text:p text:style-name="P177">T<text:span text:style-name="T53">AG DE DADOS Mensagem padrão </text:span>(Cartão Alimentação)</text:p>
          </table:table-cell>
        </table:table-row>
        <table:table-row table:style-name="TableLine2515564180768">
          <table:table-cell table:style-name="Tabela5.A43" office:value-type="string">
            <text:p text:style-name="P159">001F</text:p>
          </table:table-cell>
          <table:table-cell table:style-name="Tabela5.B43" office:value-type="string">
            <text:p text:style-name="P176">MENU - CARTÃO REFEIÇÃO NO PIN PAD</text:p>
          </table:table-cell>
          <table:table-cell table:style-name="Tabela5.C43" office:value-type="string">
            <text:p text:style-name="P177">T<text:span text:style-name="T53">AG DE DADOS Mensagem padrão </text:span>(Cartão Refeição)</text:p>
          </table:table-cell>
        </table:table-row>
        <table:table-row table:style-name="TableLine2515564186208">
          <table:table-cell table:style-name="Tabela5.A43" office:value-type="string">
            <text:p text:style-name="P159">0020</text:p>
          </table:table-cell>
          <table:table-cell table:style-name="Tabela5.B43" office:value-type="string">
            <text:p text:style-name="P176">MENU - CARTÃO VALE CULTURA NO PIN PAD</text:p>
          </table:table-cell>
          <table:table-cell table:style-name="Tabela5.C43" office:value-type="string">
            <text:p text:style-name="P177">T<text:span text:style-name="T53">AG DE DADOS Mensagem padrão </text:span>(Cartão Vale Cultura)</text:p>
          </table:table-cell>
        </table:table-row>
        <table:table-row table:style-name="TableLine2515564182944">
          <table:table-cell table:style-name="Tabela5.A43" office:value-type="string">
            <text:p text:style-name="P140">0021</text:p>
          </table:table-cell>
          <table:table-cell table:style-name="Tabela5.B43" office:value-type="string">
            <text:p text:style-name="P141">PEDIDO DE CONEXÃO</text:p>
          </table:table-cell>
          <table:table-cell table:style-name="Tabela5.C43" office:value-type="string">
            <text:p text:style-name="P138">TAG DE COMANDO</text:p>
          </table:table-cell>
        </table:table-row>
        <table:table-row table:style-name="TableLine2515564179952">
          <table:table-cell table:style-name="Tabela5.A43" office:value-type="string">
            <text:p text:style-name="P160">0022</text:p>
          </table:table-cell>
          <table:table-cell table:style-name="Tabela5.B43" office:value-type="string">
            <text:p text:style-name="P160">ÍNDICE CHAVE <text:span text:style-name="T61">DE COMUNICAÇÃO</text:span></text:p>
          </table:table-cell>
          <table:table-cell table:style-name="Tabela5.C43" office:value-type="string">
            <text:p text:style-name="P161">Numerico</text:p>
          </table:table-cell>
        </table:table-row>
        <table:table-row table:style-name="TableLine2515564173696">
          <table:table-cell table:style-name="Tabela5.A43" office:value-type="string">
            <text:p text:style-name="P162">0023</text:p>
          </table:table-cell>
          <table:table-cell table:style-name="Tabela5.B43" office:value-type="string">
            <text:p text:style-name="P162">OK CRIPTOGRAFADO COM CHAVE SIM<text:span text:style-name="T59">É</text:span>TRICA</text:p>
          </table:table-cell>
          <table:table-cell table:style-name="Tabela5.C43" office:value-type="string">
            <text:p text:style-name="P163">Texo ( “OK” <text:s/>Cifrado)</text:p>
          </table:table-cell>
        </table:table-row>
        <table:table-row table:style-name="TableLine2515564175872">
          <table:table-cell table:style-name="Tabela5.A43" office:value-type="string">
            <text:p text:style-name="P142">0024</text:p>
          </table:table-cell>
          <table:table-cell table:style-name="Tabela5.B43" office:value-type="string">
            <text:p text:style-name="P142">PEDIDO DE CONEXÃO ACEIT<text:span text:style-name="T62">A</text:span></text:p>
          </table:table-cell>
          <table:table-cell table:style-name="Tabela5.C43" office:value-type="string">
            <text:p text:style-name="P143">TAG DE COMANDO</text:p>
          </table:table-cell>
        </table:table-row>
        <table:table-row table:style-name="TableLine2515564175056">
          <table:table-cell table:style-name="Tabela5.A43" office:value-type="string">
            <text:p text:style-name="P142">0025</text:p>
          </table:table-cell>
          <table:table-cell table:style-name="Tabela5.B43" office:value-type="string">
            <text:p text:style-name="P142"><text:span text:style-name="T57">ENVIO</text:span> DE CHAVE SIM<text:span text:style-name="T59">É</text:span>TRICA <text:span text:style-name="T62">CONEXÃO ACEITA</text:span></text:p>
          </table:table-cell>
          <table:table-cell table:style-name="Tabela5.C43" office:value-type="string">
            <text:p text:style-name="P143">TAG DE COMANDO</text:p>
          </table:table-cell>
        </table:table-row>
        <table:table-row table:style-name="TableLine2515564182400">
          <table:table-cell table:style-name="Tabela5.A43" office:value-type="string">
            <text:p text:style-name="P144">0026</text:p>
          </table:table-cell>
          <table:table-cell table:style-name="Tabela5.B43" office:value-type="string">
            <text:p text:style-name="P144">RESPOSTA COM ERRO</text:p>
          </table:table-cell>
          <table:table-cell table:style-name="Tabela5.C43" office:value-type="string">
            <text:p text:style-name="P145">TAG DE COMANDO</text:p>
          </table:table-cell>
        </table:table-row>
        <table:table-row table:style-name="TableLine2515564184032">
          <table:table-cell table:style-name="Tabela5.A43" office:value-type="string">
            <text:p text:style-name="P155">00<text:span text:style-name="T58">27</text:span></text:p>
          </table:table-cell>
          <table:table-cell table:style-name="Tabela5.B43" office:value-type="string">
            <text:p text:style-name="P148">CHAVE PUBLICA <text:span text:style-name="T58">EXPOENTE</text:span></text:p>
          </table:table-cell>
          <table:table-cell table:style-name="Tabela5.C43" office:value-type="string">
            <text:p text:style-name="P156">TAG DE DADOS</text:p>
          </table:table-cell>
        </table:table-row>
        <table:table-row table:style-name="TableLine2515564184032">
          <table:table-cell table:style-name="Tabela5.A43" office:value-type="string">
            <text:p text:style-name="P184">0028</text:p>
          </table:table-cell>
          <table:table-cell table:style-name="Tabela5.B43" office:value-type="string">
            <text:p text:style-name="P184">PEDIDO DE LOGIN ACEITO</text:p>
          </table:table-cell>
          <table:table-cell table:style-name="Tabela5.C43" office:value-type="string">
            <text:p text:style-name="P185">TAG DE COMANDO</text:p>
          </table:table-cell>
        </table:table-row>
        <table:table-row table:style-name="TableLine2515564184032">
          <table:table-cell table:style-name="Tabela5.A43" office:value-type="string">
            <text:p text:style-name="P184">002<text:span text:style-name="T63">9</text:span></text:p>
          </table:table-cell>
          <table:table-cell table:style-name="Tabela5.B43" office:value-type="string">
            <text:p text:style-name="P184">PEDIDO DE LOGIN <text:span text:style-name="T63">RECUSADO</text:span></text:p>
          </table:table-cell>
          <table:table-cell table:style-name="Tabela5.C43" office:value-type="string">
            <text:p text:style-name="P185">TAG DE COMANDO</text:p>
          </table:table-cell>
        </table:table-row>
      </table:table>
      <text:p text:style-name="P56"/>
      <text:p text:style-name="P55"/>
      <text:p text:style-name="P25"/>
      <text:p text:style-name="P25"/>
      <text:p text:style-name="P25"/>
      <text:p text:style-name="P25"/>
      <text:p text:style-name="P25"/>
      <text:p text:style-name="P73">5 – MENSAGEIRIA </text:p>
      <text:p text:style-name="P46"/>
      <text:p text:style-name="P4"><text:span text:style-name="T14">5.1 – ESTRUTURA D</text:span><text:span text:style-name="T15">O PACOTE</text:span></text:p>
      <text:p text:style-name="P4"/>
      <table:table table:name="Tabela2" table:style-name="Tabela2">
        <table:table-column table:style-name="Tabela2.A" table:number-columns-repeated="3"/>
        <table:table-row table:style-name="TableLine2515564229184">
          <table:table-cell table:style-name="Tabela2.A1" office:value-type="string">
            <text:p text:style-name="P112">Nome</text:p>
          </table:table-cell>
          <table:table-cell table:style-name="Tabela2.A1" office:value-type="string">
            <text:p text:style-name="P112">Tipo</text:p>
          </table:table-cell>
          <table:table-cell table:style-name="Tabela2.C1" office:value-type="string">
            <text:p text:style-name="P112">Tamanho</text:p>
          </table:table-cell>
        </table:table-row>
        <table:table-row table:style-name="TableLine2515564186480">
          <table:table-cell table:style-name="Tabela2.A2" office:value-type="string">
            <text:p text:style-name="P112">Tag</text:p>
          </table:table-cell>
          <table:table-cell table:style-name="Tabela2.A2" office:value-type="string">
            <text:p text:style-name="P112">Hex</text:p>
          </table:table-cell>
          <table:table-cell table:style-name="Tabela2.C2" office:value-type="string">
            <text:p text:style-name="P112">4</text:p>
          </table:table-cell>
        </table:table-row>
        <table:table-row table:style-name="TableLine2515564187024">
          <table:table-cell table:style-name="Tabela2.A2" office:value-type="string">
            <text:p text:style-name="P112">Qtd de D<text:span text:style-name="T55">í</text:span>gitos do tamanho</text:p>
          </table:table-cell>
          <table:table-cell table:style-name="Tabela2.A2" office:value-type="string">
            <text:p text:style-name="P112">Hex</text:p>
          </table:table-cell>
          <table:table-cell table:style-name="Tabela2.C2" office:value-type="string">
            <text:p text:style-name="P146">1</text:p>
          </table:table-cell>
        </table:table-row>
        <table:table-row table:style-name="TableLine2515564183760">
          <table:table-cell table:style-name="Tabela2.A2" office:value-type="string">
            <text:p text:style-name="P112">Tamanho</text:p>
          </table:table-cell>
          <table:table-cell table:style-name="Tabela2.A2" office:value-type="string">
            <text:p text:style-name="P112">Num<text:span text:style-name="T55">é</text:span>rico</text:p>
          </table:table-cell>
          <table:table-cell table:style-name="Tabela2.C2" office:value-type="string">
            <text:p text:style-name="P113">Vari<text:span text:style-name="T55">á</text:span>vel</text:p>
          </table:table-cell>
        </table:table-row>
        <table:table-row table:style-name="TableLine2515564174240">
          <table:table-cell table:style-name="Tabela2.A2" office:value-type="string">
            <text:p text:style-name="P113">Dados</text:p>
          </table:table-cell>
          <table:table-cell table:style-name="Tabela2.A2" office:value-type="string">
            <text:p text:style-name="P113">String</text:p>
          </table:table-cell>
          <table:table-cell table:style-name="Tabela2.C2" office:value-type="string">
            <text:p text:style-name="P113">Vari<text:span text:style-name="T55">á</text:span>vel </text:p>
          </table:table-cell>
        </table:table-row>
      </table:table>
      <text:p text:style-name="P4"/>
      <text:p text:style-name="P48">5.2 – TIPOS DE DADOS</text:p>
      <text:p text:style-name="P48"/>
      <table:table table:name="Tabela3" table:style-name="Tabela3">
        <table:table-column table:style-name="Tabela3.A"/>
        <table:table-column table:style-name="Tabela3.B"/>
        <table:table-row table:style-name="TableLine2515564184304">
          <table:table-cell table:style-name="Tabela3.A1" office:value-type="string">
            <text:p text:style-name="P113">Tipo</text:p>
          </table:table-cell>
          <table:table-cell table:style-name="Tabela3.B1" office:value-type="string">
            <text:p text:style-name="P113">Definição</text:p>
          </table:table-cell>
        </table:table-row>
        <table:table-row table:style-name="TableLine2515564180496">
          <table:table-cell table:style-name="Tabela3.A2" office:value-type="string">
            <text:p text:style-name="P113">Texto </text:p>
          </table:table-cell>
          <table:table-cell table:style-name="Tabela3.B2" office:value-type="string">
            <text:p text:style-name="P113">Ascii</text:p>
          </table:table-cell>
        </table:table-row>
        <text:soft-page-break/>
        <table:table-row table:style-name="TableLine2515564187568">
          <table:table-cell table:style-name="Tabela3.A2" office:value-type="string">
            <text:p text:style-name="P113">Num<text:span text:style-name="T55">é</text:span>rico</text:p>
          </table:table-cell>
          <table:table-cell table:style-name="Tabela3.B2" office:value-type="string">
            <text:p text:style-name="P113">Ponto como separador decimal</text:p>
          </table:table-cell>
        </table:table-row>
        <table:table-row table:style-name="TableLine2515564175328">
          <table:table-cell table:style-name="Tabela3.A2" office:value-type="string">
            <text:p text:style-name="P113">Data </text:p>
          </table:table-cell>
          <table:table-cell table:style-name="Tabela3.B2" office:value-type="string">
            <text:p text:style-name="P113">DD/MM/AAAA</text:p>
          </table:table-cell>
        </table:table-row>
        <table:table-row table:style-name="TableLine2515564181040">
          <table:table-cell table:style-name="Tabela3.A2" office:value-type="string">
            <text:p text:style-name="P151">Hora</text:p>
          </table:table-cell>
          <table:table-cell table:style-name="Tabela3.B2" office:value-type="string">
            <text:p text:style-name="P151">HH:MM:SS</text:p>
          </table:table-cell>
        </table:table-row>
        <table:table-row table:style-name="TableLine2515564183216">
          <table:table-cell table:style-name="Tabela3.A2" office:value-type="string">
            <text:p text:style-name="P113">Dados </text:p>
          </table:table-cell>
          <table:table-cell table:style-name="Tabela3.B2" office:value-type="string">
            <text:p text:style-name="P113">Hexadecimal </text:p>
          </table:table-cell>
        </table:table-row>
      </table:table>
      <text:p text:style-name="P10"/>
      <text:p text:style-name="P80">5.2.1 – TAGS PADRONIZADAS </text:p>
      <text:p text:style-name="P80"/>
      <text:p text:style-name="P72">Tags oficiais usadas no OpenTef intervalo 0000 a F<text:span text:style-name="T51">EFF</text:span></text:p>
      <text:p text:style-name="P72"/>
      <text:p text:style-name="P72">Tags proprietárias para ser usadas em projetos particulares intervalo FF00 a FFFF</text:p>
      <text:p text:style-name="P10"/>
      <text:p text:style-name="P10"/>
      <text:p text:style-name="P10"/>
      <text:p text:style-name="P63">5.3 – PACOTES</text:p>
      <text:p text:style-name="P63"/>
      <text:p text:style-name="P74">As solicitações são divididas por pacotes individuais.</text:p>
      <text:p text:style-name="P74"/>
      <text:p text:style-name="P74">A primeira <text:span text:style-name="T48">T</text:span>ag é sempre indicativa para o tamanho do pacote<text:span text:style-name="T29">(Máximo 15 dígitos(xF) 999 terabytes) </text:span><text:span text:style-name="T49">TIPO PACOTE</text:span></text:p>
      <text:p text:style-name="P74">A segunda <text:span text:style-name="T48">T</text:span>ag é destinada a alguma requisição ou função <text:span text:style-name="T45">TIPO COMANDO</text:span></text:p>
      <text:p text:style-name="P74">As <text:span text:style-name="T48">T</text:span>ags subsequentes são parâmetros da segunda <text:span text:style-name="T48">T</text:span>ag TIPO DADOS</text:p>
      <text:p text:style-name="P49"/>
      <text:p text:style-name="P49">5.3.<text:span text:style-name="T21">1</text:span> – L<text:span text:style-name="T21">OGIN</text:span></text:p>
      <text:p text:style-name="P4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515564176144">
          <table:table-cell table:style-name="Tabela4.A1" office:value-type="string">
            <text:p text:style-name="P114">TAG</text:p>
          </table:table-cell>
          <table:table-cell table:style-name="Tabela4.A1" office:value-type="string">
            <text:p text:style-name="P117">TAG DEFINIÇÃO</text:p>
          </table:table-cell>
          <table:table-cell table:style-name="Tabela4.C1" office:value-type="string">
            <text:p text:style-name="P117">TIPO</text:p>
          </table:table-cell>
        </table:table-row>
        <table:table-row table:style-name="TableLine2515564187296">
          <table:table-cell table:style-name="Tabela4.A2" office:value-type="string">
            <text:p text:style-name="P178"><text:span text:style-name="T20">0</text:span>000</text:p>
          </table:table-cell>
          <table:table-cell table:style-name="Tabela4.A2" office:value-type="string">
            <text:p text:style-name="P117">PACOTE</text:p>
          </table:table-cell>
          <table:table-cell table:style-name="Tabela4.C2" office:value-type="string">
            <text:p text:style-name="P83"/>
          </table:table-cell>
        </table:table-row>
        <table:table-row table:style-name="TableLine2515564183488">
          <table:table-cell table:style-name="Tabela4.A2" office:value-type="string">
            <text:p text:style-name="P131">0001</text:p>
          </table:table-cell>
          <table:table-cell table:style-name="Tabela4.A2" office:value-type="string">
            <text:p text:style-name="P117">LOGIN DO FRENTE DE CAIXA</text:p>
          </table:table-cell>
          <table:table-cell table:style-name="Tabela4.C2" office:value-type="string">
            <text:p text:style-name="P126">Comando sem Dados</text:p>
          </table:table-cell>
        </table:table-row>
        <table:table-row table:style-name="TableLine2515564176688">
          <table:table-cell table:style-name="Tabela4.A2" office:value-type="string">
            <text:p text:style-name="P117">0002</text:p>
          </table:table-cell>
          <table:table-cell table:style-name="Tabela4.A2" office:value-type="string">
            <text:p text:style-name="P117">CHAVE DO FRENTE DE CAIXA</text:p>
          </table:table-cell>
          <table:table-cell table:style-name="Tabela4.C2" office:value-type="string">
            <text:p text:style-name="P121">Texto</text:p>
          </table:table-cell>
        </table:table-row>
        <table:table-row table:style-name="TableLine2515564177504">
          <table:table-cell table:style-name="Tabela4.A2" office:value-type="string">
            <text:p text:style-name="P121">0003</text:p>
          </table:table-cell>
          <table:table-cell table:style-name="Tabela4.A2" office:value-type="string">
            <text:p text:style-name="P121">H<text:span text:style-name="T22">OST</text:span></text:p>
          </table:table-cell>
          <table:table-cell table:style-name="Tabela4.C2" office:value-type="string">
            <text:p text:style-name="P121">Texto</text:p>
          </table:table-cell>
        </table:table-row>
        <table:table-row table:style-name="TableLine2515564173968">
          <table:table-cell table:style-name="Tabela4.A2" office:value-type="string">
            <text:p text:style-name="P121">0004</text:p>
          </table:table-cell>
          <table:table-cell table:style-name="Tabela4.A2" office:value-type="string">
            <text:p text:style-name="P121">P<text:span text:style-name="T22">ORTA</text:span></text:p>
          </table:table-cell>
          <table:table-cell table:style-name="Tabela4.C2" office:value-type="string">
            <text:p text:style-name="P121">Num<text:span text:style-name="T22">é</text:span>rico</text:p>
          </table:table-cell>
        </table:table-row>
        <table:table-row table:style-name="TableLine2515564188928">
          <table:table-cell table:style-name="Tabela4.A2" office:value-type="string">
            <text:p text:style-name="P121">0005</text:p>
          </table:table-cell>
          <table:table-cell table:style-name="Tabela4.A2" office:value-type="string">
            <text:p text:style-name="P121">V<text:span text:style-name="T22">ERSÃO DA</text:span> DLL “Tef_lib”</text:p>
          </table:table-cell>
          <table:table-cell table:style-name="Tabela4.C2" office:value-type="string">
            <text:p text:style-name="P121">Texto</text:p>
          </table:table-cell>
        </table:table-row>
        <table:table-row table:style-name="TableLine2515564181312">
          <table:table-cell table:style-name="Tabela4.A2" office:value-type="string">
            <text:p text:style-name="P124">0006</text:p>
          </table:table-cell>
          <table:table-cell table:style-name="Tabela4.A2" office:value-type="string">
            <text:p text:style-name="P127">VERSÃO DA MENSA<text:span text:style-name="T42">GEM</text:span></text:p>
          </table:table-cell>
          <table:table-cell table:style-name="Tabela4.C2" office:value-type="string">
            <text:p text:style-name="P124">Texto</text:p>
          </table:table-cell>
        </table:table-row>
        <table:table-row table:style-name="TableLine2515564189200">
          <table:table-cell table:style-name="Tabela4.A2" office:value-type="string">
            <text:p text:style-name="P148">0007</text:p>
          </table:table-cell>
          <table:table-cell table:style-name="Tabela4.A2" office:value-type="string">
            <text:p text:style-name="P148">SOLICITA CHAVE SIM<text:span text:style-name="T60">É</text:span>TRICA</text:p>
          </table:table-cell>
          <table:table-cell table:style-name="Tabela4.C2" office:value-type="string">
            <text:p text:style-name="P148">Comando sem Dados</text:p>
          </table:table-cell>
        </table:table-row>
        <table:table-row table:style-name="TableLine2515564189472">
          <table:table-cell table:style-name="Tabela4.A2" office:value-type="string">
            <text:p text:style-name="P148">0008</text:p>
          </table:table-cell>
          <table:table-cell table:style-name="Tabela4.A2" office:value-type="string">
            <text:p text:style-name="P148">CHAVE PUBLICA (hex)</text:p>
          </table:table-cell>
          <table:table-cell table:style-name="Tabela4.C2" office:value-type="string">
            <text:p text:style-name="P148">Texto</text:p>
          </table:table-cell>
        </table:table-row>
        <table:table-row table:style-name="TableLine2515564176960">
          <table:table-cell table:style-name="Tabela4.A2" office:value-type="string">
            <text:p text:style-name="P148">0009</text:p>
          </table:table-cell>
          <table:table-cell table:style-name="Tabela4.A2" office:value-type="string">
            <text:p text:style-name="P148">CHAVE SIM<text:span text:style-name="T60">É</text:span>TRICA CRIPTOGRAFADA</text:p>
          </table:table-cell>
          <table:table-cell table:style-name="Tabela4.C2" office:value-type="string">
            <text:p text:style-name="P148">Texto</text:p>
          </table:table-cell>
        </table:table-row>
      </table:table>
      <text:p text:style-name="P53"/>
      <text:p text:style-name="P53"/>
      <text:p text:style-name="P52">Exemplo <text:span text:style-name="T47">de montagem de Tags</text:span></text:p>
      <text:p text:style-name="P4"/>
      <text:p text:style-name="P52"><text:span text:style-name="T20">“0</text:span>000 <text:span text:style-name="T32">2</text:span><text:span text:style-name="T28"> </text:span><text:span text:style-name="T32">86</text:span> 0001 0 0002 2 20 12345678901234567890 <text:span text:style-name="T22">0003 </text:span><text:span text:style-name="T28">1</text:span><text:span text:style-name="T22"> </text:span><text:span text:style-name="T28">9</text:span><text:span text:style-name="T22"> 127.0.0.1 </text:span><text:span text:style-name="T23">0004 </text:span><text:span text:style-name="T28">1</text:span><text:span text:style-name="T23"> </text:span><text:span text:style-name="T26">4</text:span><text:span text:style-name="T24"> 1000 0005 </text:span><text:span text:style-name="T25">1</text:span><text:span text:style-name="T24"> </text:span><text:span text:style-name="T28">5</text:span><text:span text:style-name="T24"> </text:span><text:span text:style-name="T28">1.2.3</text:span><text:span text:style-name="T24"> 0006 </text:span><text:span text:style-name="T25">1</text:span><text:span text:style-name="T24"> </text:span><text:span text:style-name="T28">5</text:span><text:span text:style-name="T24"> 1.2.</text:span><text:span text:style-name="T28">3</text:span><text:span text:style-name="T24">”</text:span></text:p>
      <text:p text:style-name="P4"/>
      <text:p text:style-name="P4"/>
      <text:p text:style-name="P82">TAG =<text:span text:style-name="T24">0</text:span>00<text:span text:style-name="T17">0</text:span> = PACOTE</text:p>
      <text:p text:style-name="P4">QT = <text:span text:style-name="T31">2</text:span></text:p>
      <text:p text:style-name="P4">TM =<text:span text:style-name="T31">86</text:span> </text:p>
      <text:p text:style-name="P7"><text:soft-page-break/>DADOS=<text:span text:style-name="T31">0</text:span><text:span text:style-name="T16">0010000222012345678901234567890</text:span><text:span text:style-name="T22">0003</text:span><text:span text:style-name="T30">19</text:span><text:span text:style-name="T22">127.0.0.1</text:span><text:span text:style-name="T30">0</text:span><text:span text:style-name="T23">004</text:span><text:span text:style-name="T30">1</text:span><text:span text:style-name="T26">4</text:span><text:span text:style-name="T24">10000005</text:span><text:span text:style-name="T25">1</text:span><text:span text:style-name="T30">5</text:span><text:span text:style-name="T26">1.</text:span><text:span text:style-name="T25">2.</text:span><text:span text:style-name="T24">30006</text:span><text:span text:style-name="T25">1</text:span><text:span text:style-name="T30">5</text:span><text:span text:style-name="T24">1.2.2</text:span></text:p>
      <text:p text:style-name="P4"/>
      <text:p text:style-name="P71">TAG =000<text:span text:style-name="T17">1</text:span><text:span text:style-name="T47">=LOGIN</text:span></text:p>
      <text:p text:style-name="P4">QT = <text:span text:style-name="T17">0</text:span></text:p>
      <text:p text:style-name="P4">TM = </text:p>
      <text:p text:style-name="P4">DADOS = </text:p>
      <text:p text:style-name="P4"/>
      <text:p text:style-name="P5">TAG =000<text:span text:style-name="T17">2</text:span><text:span text:style-name="T47">=Tag de Dados</text:span></text:p>
      <text:p text:style-name="P5">QT = <text:span text:style-name="T17">2</text:span></text:p>
      <text:p text:style-name="P5">TM = <text:span text:style-name="T17">20</text:span></text:p>
      <text:p text:style-name="P5">DADOS = <text:s/>“<text:span text:style-name="T16">12345678901234567890”</text:span></text:p>
      <text:p text:style-name="P5"/>
      <text:p text:style-name="P11">TAG =000<text:span text:style-name="T25">3</text:span><text:span text:style-name="T47">=Tag de Dados</text:span></text:p>
      <text:p text:style-name="P7">QT = <text:span text:style-name="T30">1</text:span></text:p>
      <text:p text:style-name="P7">TM = <text:span text:style-name="T30">9</text:span></text:p>
      <text:p text:style-name="P7">DADOS = <text:s/>“<text:span text:style-name="T22">127.0.0.1“</text:span></text:p>
      <text:p text:style-name="P7"/>
      <text:p text:style-name="P11">TAG =000<text:span text:style-name="T25">4</text:span><text:span text:style-name="T47">=Tag de Dados</text:span></text:p>
      <text:p text:style-name="P7">QT = <text:span text:style-name="T30">1</text:span></text:p>
      <text:p text:style-name="P7">TM = <text:span text:style-name="T30">4</text:span></text:p>
      <text:p text:style-name="P7">DADOS = <text:span text:style-name="T25">1000</text:span></text:p>
      <text:p text:style-name="P36"/>
      <text:p text:style-name="P11">TAG =000<text:span text:style-name="T25">5</text:span><text:span text:style-name="T47">=Tag de Dados</text:span></text:p>
      <text:p text:style-name="P7">QT = <text:span text:style-name="T25">1</text:span></text:p>
      <text:p text:style-name="P7">TM = <text:span text:style-name="T30">5</text:span></text:p>
      <text:p text:style-name="P7">DADOS = <text:s/>“<text:span text:style-name="T26">1.</text:span><text:span text:style-name="T25">2.3</text:span><text:span text:style-name="T22">“</text:span></text:p>
      <text:p text:style-name="P60"/>
      <text:p text:style-name="P11">TAG =000<text:span text:style-name="T25">6</text:span><text:span text:style-name="T47">=Tag de Dados</text:span></text:p>
      <text:p text:style-name="P7">QT = <text:span text:style-name="T25">1</text:span></text:p>
      <text:p text:style-name="P7">TM = <text:span text:style-name="T30">5</text:span></text:p>
      <text:p text:style-name="P7">DADOS = <text:s/>“<text:span text:style-name="T25">1.2.</text:span><text:span text:style-name="T26">2</text:span><text:span text:style-name="T22">“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0"/>
      <text:p text:style-name="P50">5.3.<text:span text:style-name="T40">2</text:span> – <text:span text:style-name="T40">VENDA</text:span></text:p>
      <text:p text:style-name="P50"/>
      <text:p text:style-name="P77">Atenção as Tag<text:span text:style-name="T47">s</text:span> assinaladas com “*” são de caráter requerido, obrigatória para a mensageira.</text:p>
      <text:p text:style-name="P50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leLine2515564185392">
          <table:table-cell table:style-name="Tabela7.A1" office:value-type="string">
            <text:p text:style-name="P115">TAG</text:p>
          </table:table-cell>
          <table:table-cell table:style-name="Tabela7.A1" office:value-type="string">
            <text:p text:style-name="P119">TAG DEFINIÇÃO</text:p>
          </table:table-cell>
          <table:table-cell table:style-name="Tabela7.C1" office:value-type="string">
            <text:p text:style-name="P119">TIPO</text:p>
          </table:table-cell>
        </table:table-row>
        <table:table-row table:style-name="TableLine2515564185664">
          <table:table-cell table:style-name="Tabela7.A2" office:value-type="string">
            <text:p text:style-name="P179"><text:span text:style-name="T20">0</text:span>000</text:p>
          </table:table-cell>
          <table:table-cell table:style-name="Tabela7.A2" office:value-type="string">
            <text:p text:style-name="P119">PACOTE</text:p>
          </table:table-cell>
          <table:table-cell table:style-name="Tabela7.C2" office:value-type="string">
            <text:p text:style-name="P150"/>
          </table:table-cell>
        </table:table-row>
        <table:table-row table:style-name="TableLine2515564182128">
          <table:table-cell table:style-name="Tabela7.A2" office:value-type="string">
            <text:p text:style-name="P132">00<text:span text:style-name="T50">0A</text:span></text:p>
          </table:table-cell>
          <table:table-cell table:style-name="Tabela7.A2" office:value-type="string">
            <text:p text:style-name="P119"><text:span text:style-name="T40">VENDA</text:span> DO FRENTE DE CAIXA</text:p>
          </table:table-cell>
          <table:table-cell table:style-name="Tabela7.C2" office:value-type="string">
            <text:p text:style-name="P128">Comando sem Dados</text:p>
          </table:table-cell>
        </table:table-row>
        <table:table-row table:style-name="TableLine2515564178320">
          <table:table-cell table:style-name="Tabela7.A2" office:value-type="string">
            <text:p text:style-name="P169">00<text:span text:style-name="T50">0B</text:span></text:p>
          </table:table-cell>
          <table:table-cell table:style-name="Tabela7.A2" office:value-type="string">
            <text:p text:style-name="P165"><text:span text:style-name="T40">* NUMERO</text:span> <text:span text:style-name="T40">NSU</text:span></text:p>
          </table:table-cell>
          <table:table-cell table:style-name="Tabela7.C2" office:value-type="string">
            <text:p text:style-name="P170">Texto</text:p>
          </table:table-cell>
        </table:table-row>
        <table:table-row table:style-name="TableLine2515564178864">
          <table:table-cell table:style-name="Tabela7.A2" office:value-type="string">
            <text:p text:style-name="P170">00<text:span text:style-name="T50">0C</text:span></text:p>
          </table:table-cell>
          <table:table-cell table:style-name="Tabela7.A2" office:value-type="string">
            <text:p text:style-name="P167">* DATA DA VENDA</text:p>
          </table:table-cell>
          <table:table-cell table:style-name="Tabela7.C2" office:value-type="string">
            <text:p text:style-name="P171">Data</text:p>
          </table:table-cell>
        </table:table-row>
        <table:table-row table:style-name="TableLine2515564173424">
          <table:table-cell table:style-name="Tabela7.A2" office:value-type="string">
            <text:p text:style-name="P170">00<text:span text:style-name="T50">0D</text:span></text:p>
          </table:table-cell>
          <table:table-cell table:style-name="Tabela7.A2" office:value-type="string">
            <text:p text:style-name="P167">* HORA DA VENDA</text:p>
          </table:table-cell>
          <table:table-cell table:style-name="Tabela7.C2" office:value-type="string">
            <text:p text:style-name="P171">Hora</text:p>
          </table:table-cell>
        </table:table-row>
        <text:soft-page-break/>
        <table:table-row table:style-name="TableLine2515564179680">
          <table:table-cell table:style-name="Tabela7.A2" office:value-type="string">
            <text:p text:style-name="P170">00<text:span text:style-name="T50">0E</text:span></text:p>
          </table:table-cell>
          <table:table-cell table:style-name="Tabela7.A2" office:value-type="string">
            <text:p text:style-name="P168">* V<text:span text:style-name="T40">ALOR DA PARCELA</text:span></text:p>
          </table:table-cell>
          <table:table-cell table:style-name="Tabela7.C2" office:value-type="string">
            <text:p text:style-name="P171">Num<text:span text:style-name="T41">é</text:span>rico</text:p>
          </table:table-cell>
        </table:table-row>
        <table:table-row table:style-name="TableLine2515564178592">
          <table:table-cell table:style-name="Tabela7.A2" office:value-type="string">
            <text:p text:style-name="P172">00<text:span text:style-name="T50">0F</text:span></text:p>
          </table:table-cell>
          <table:table-cell table:style-name="Tabela7.A2" office:value-type="string">
            <text:p text:style-name="P167">* NUMERO PARCELA</text:p>
          </table:table-cell>
          <table:table-cell table:style-name="Tabela7.C2" office:value-type="string">
            <text:p text:style-name="P171">Numérico</text:p>
          </table:table-cell>
        </table:table-row>
        <table:table-row table:style-name="TableLine2515564179136">
          <table:table-cell table:style-name="Tabela7.A2" office:value-type="string">
            <text:p text:style-name="P149">00<text:span text:style-name="T43">1</text:span><text:span text:style-name="T50">0</text:span></text:p>
          </table:table-cell>
          <table:table-cell table:style-name="Tabela7.A2" office:value-type="string">
            <text:p text:style-name="P152">CUPOM FISCAL</text:p>
          </table:table-cell>
          <table:table-cell table:style-name="Tabela7.C2" office:value-type="string">
            <text:p text:style-name="P152">Texto</text:p>
          </table:table-cell>
        </table:table-row>
        <table:table-row table:style-name="TableLine2515458469296">
          <table:table-cell table:style-name="Tabela7.A2" office:value-type="string">
            <text:p text:style-name="P149">00<text:span text:style-name="T43">1</text:span><text:span text:style-name="T50">1</text:span></text:p>
          </table:table-cell>
          <table:table-cell table:style-name="Tabela7.A2" office:value-type="string">
            <text:p text:style-name="P152">NUMERO CAIXA</text:p>
          </table:table-cell>
          <table:table-cell table:style-name="Tabela7.C2" office:value-type="string">
            <text:p text:style-name="P152">Numérico</text:p>
          </table:table-cell>
        </table:table-row>
        <table:table-row table:style-name="TableLine2515459939664">
          <table:table-cell table:style-name="Tabela7.A2" office:value-type="string">
            <text:p text:style-name="P149">00<text:span text:style-name="T43">1</text:span><text:span text:style-name="T50">2</text:span></text:p>
          </table:table-cell>
          <table:table-cell table:style-name="Tabela7.A2" office:value-type="string">
            <text:p text:style-name="P152">OPERADOR CAIXA</text:p>
          </table:table-cell>
          <table:table-cell table:style-name="Tabela7.C2" office:value-type="string">
            <text:p text:style-name="P152">Texto</text:p>
          </table:table-cell>
        </table:table-row>
        <table:table-row table:style-name="TableLine2515570661888">
          <table:table-cell table:style-name="Tabela7.A2" office:value-type="string">
            <text:p text:style-name="P152">001<text:span text:style-name="T50">3</text:span></text:p>
          </table:table-cell>
          <table:table-cell table:style-name="Tabela7.A2" office:value-type="string">
            <text:p text:style-name="P153">VALOR TOTAL DOS ITENS</text:p>
          </table:table-cell>
          <table:table-cell table:style-name="Tabela7.C2" office:value-type="string">
            <text:p text:style-name="P153">Numérico</text:p>
          </table:table-cell>
        </table:table-row>
        <table:table-row table:style-name="TableLine2515570668416">
          <table:table-cell table:style-name="Tabela7.A2" office:value-type="string">
            <text:p text:style-name="P153">00<text:span text:style-name="T50">14</text:span></text:p>
          </table:table-cell>
          <table:table-cell table:style-name="Tabela7.A2" office:value-type="string">
            <text:p text:style-name="P153">VALOR TOTAL ALIMENTAÇÃO</text:p>
          </table:table-cell>
          <table:table-cell table:style-name="Tabela7.C2" office:value-type="string">
            <text:p text:style-name="P153">Numérico</text:p>
          </table:table-cell>
        </table:table-row>
        <table:table-row table:style-name="TableLine2515570662160">
          <table:table-cell table:style-name="Tabela7.A2" office:value-type="string">
            <text:p text:style-name="P153">00<text:span text:style-name="T50">15</text:span></text:p>
          </table:table-cell>
          <table:table-cell table:style-name="Tabela7.A2" office:value-type="string">
            <text:p text:style-name="P153">VALOR TOTAL REFEIÇÃO</text:p>
          </table:table-cell>
          <table:table-cell table:style-name="Tabela7.C2" office:value-type="string">
            <text:p text:style-name="P153">Numérico</text:p>
          </table:table-cell>
        </table:table-row>
        <table:table-row table:style-name="TableLine2515570676848">
          <table:table-cell table:style-name="Tabela7.A2" office:value-type="string">
            <text:p text:style-name="P153">00<text:span text:style-name="T50">16</text:span></text:p>
          </table:table-cell>
          <table:table-cell table:style-name="Tabela7.A2" office:value-type="string">
            <text:p text:style-name="P153">VALOR TOTAL VALE-CULTURA</text:p>
          </table:table-cell>
          <table:table-cell table:style-name="Tabela7.C2" office:value-type="string">
            <text:p text:style-name="P153">Numérico</text:p>
          </table:table-cell>
        </table:table-row>
        <table:table-row table:style-name="TableLine2515570670864">
          <table:table-cell table:style-name="Tabela7.A2" office:value-type="string">
            <text:p text:style-name="P153">00<text:span text:style-name="T50">17</text:span></text:p>
          </table:table-cell>
          <table:table-cell table:style-name="Tabela7.A2" office:value-type="string">
            <text:p text:style-name="P154">XML DO CUPOM FISCAL</text:p>
          </table:table-cell>
          <table:table-cell table:style-name="Tabela7.C2" office:value-type="string">
            <text:p text:style-name="P154">Texto</text:p>
          </table:table-cell>
        </table:table-row>
      </table:table>
      <text:p text:style-name="P54"/>
      <text:p text:style-name="P59"/>
      <text:p text:style-name="P59"/>
      <text:p text:style-name="P59"/>
      <text:p text:style-name="P59"/>
      <text:p text:style-name="P51">5.3.<text:span text:style-name="T40">2</text:span> – <text:span text:style-name="T48">MENU DE </text:span><text:span text:style-name="T40">VENDA</text:span></text:p>
      <text:p text:style-name="P51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leLine2515570662976">
          <table:table-cell table:style-name="Tabela8.A1" office:value-type="string">
            <text:p text:style-name="P116">TAG</text:p>
          </table:table-cell>
          <table:table-cell table:style-name="Tabela8.A1" office:value-type="string">
            <text:p text:style-name="P120">TAG DEFINIÇÃO</text:p>
          </table:table-cell>
          <table:table-cell table:style-name="Tabela8.C1" office:value-type="string">
            <text:p text:style-name="P120">TIPO</text:p>
          </table:table-cell>
        </table:table-row>
        <table:table-row table:style-name="TableLine2515570669776">
          <table:table-cell table:style-name="Tabela8.A2" office:value-type="string">
            <text:p text:style-name="P181"><text:span text:style-name="T20">0</text:span>000</text:p>
          </table:table-cell>
          <table:table-cell table:style-name="Tabela8.A2" office:value-type="string">
            <text:p text:style-name="P120">PACOTE</text:p>
          </table:table-cell>
          <table:table-cell table:style-name="Tabela8.C2" office:value-type="string">
            <text:p text:style-name="P173"/>
          </table:table-cell>
        </table:table-row>
        <table:table-row table:style-name="TableLine2515570666784">
          <table:table-cell table:style-name="Tabela8.A2" office:value-type="string">
            <text:p text:style-name="P139">00<text:span text:style-name="T50">18</text:span></text:p>
          </table:table-cell>
          <table:table-cell table:style-name="Tabela8.A2" office:value-type="string">
            <text:p text:style-name="P120"><text:span text:style-name="T48">MENU DE </text:span><text:span text:style-name="T40">VENDA</text:span></text:p>
          </table:table-cell>
          <table:table-cell table:style-name="Tabela8.C2" office:value-type="string">
            <text:p text:style-name="P129">Comando sem Dados</text:p>
          </table:table-cell>
        </table:table-row>
        <table:table-row table:style-name="TableLine2515570664880">
          <table:table-cell table:style-name="Tabela8.A2" office:value-type="string">
            <text:p text:style-name="P158">0019</text:p>
          </table:table-cell>
          <table:table-cell table:style-name="Tabela8.A2" office:value-type="string">
            <text:p text:style-name="P174">LEITURA DO CART<text:span text:style-name="T52">Ã</text:span>O</text:p>
          </table:table-cell>
          <table:table-cell table:style-name="Tabela8.C2" office:value-type="string">
            <text:p text:style-name="P174">TEXTO(Venda por cartão)</text:p>
          </table:table-cell>
        </table:table-row>
        <table:table-row table:style-name="TableLine2515570666240">
          <table:table-cell table:style-name="Tabela8.A2" office:value-type="string">
            <text:p text:style-name="P159">001A</text:p>
          </table:table-cell>
          <table:table-cell table:style-name="Tabela8.A2" office:value-type="string">
            <text:p text:style-name="P176">CARTÃO ALIMENTAÇÃO</text:p>
          </table:table-cell>
          <table:table-cell table:style-name="Tabela8.C2" office:value-type="string">
            <text:p text:style-name="P176">TEXTO(Cartão Alimentação)</text:p>
          </table:table-cell>
        </table:table-row>
        <table:table-row table:style-name="TableLine2515570676304">
          <table:table-cell table:style-name="Tabela8.A2" office:value-type="string">
            <text:p text:style-name="P159">001B</text:p>
          </table:table-cell>
          <table:table-cell table:style-name="Tabela8.A2" office:value-type="string">
            <text:p text:style-name="P176">CARTÃO REFEIÇÃO</text:p>
          </table:table-cell>
          <table:table-cell table:style-name="Tabela8.C2" office:value-type="string">
            <text:p text:style-name="P176">TEXTO(Cartão Refeição)</text:p>
          </table:table-cell>
        </table:table-row>
        <table:table-row table:style-name="TableLine2515570675488">
          <table:table-cell table:style-name="Tabela8.A2" office:value-type="string">
            <text:p text:style-name="P159">001C</text:p>
          </table:table-cell>
          <table:table-cell table:style-name="Tabela8.A2" office:value-type="string">
            <text:p text:style-name="P176">CARTÃO VALE CULTURA</text:p>
          </table:table-cell>
          <table:table-cell table:style-name="Tabela8.C2" office:value-type="string">
            <text:p text:style-name="P176">TEXTO(Cartão Vale Cultura)</text:p>
          </table:table-cell>
        </table:table-row>
        <table:table-row table:style-name="TableLine2515570674128">
          <table:table-cell table:style-name="Tabela8.A2" office:value-type="string">
            <text:p text:style-name="P159">001D</text:p>
          </table:table-cell>
          <table:table-cell table:style-name="Tabela8.A2" office:value-type="string">
            <text:p text:style-name="P176"/>
          </table:table-cell>
          <table:table-cell table:style-name="Tabela8.C2" office:value-type="string">
            <text:p text:style-name="P176"/>
          </table:table-cell>
        </table:table-row>
      </table:table>
      <text:p text:style-name="P62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66">6 – VERSIONAMENTO</text:p>
      <text:p text:style-name="P59"/>
      <text:p text:style-name="P76">6.1 – ESTRUTURA DA VERSÃO</text:p>
      <text:p text:style-name="P59"/>
      <table:table table:name="Tabela6" table:style-name="Tabela6">
        <table:table-column table:style-name="Tabela6.A" table:number-columns-repeated="2"/>
        <table:table-column table:style-name="Tabela6.C"/>
        <table:table-row table:style-name="TableLine2515570663520">
          <table:table-cell table:style-name="Tabela6.A1" office:value-type="string">
            <text:p text:style-name="P126">C<text:span text:style-name="T23">Ó</text:span>DIGO</text:p>
          </table:table-cell>
          <table:table-cell table:style-name="Tabela6.A1" office:value-type="string">
            <text:p text:style-name="P126">DESCRIÇÃO</text:p>
          </table:table-cell>
          <table:table-cell table:style-name="Tabela6.C1" office:value-type="string">
            <text:p text:style-name="P126">DETALHAMENTO</text:p>
          </table:table-cell>
        </table:table-row>
        <table:table-row table:style-name="TableLine2515570667056">
          <table:table-cell table:style-name="Tabela6.A2" office:value-type="string">
            <text:p text:style-name="P147">1</text:p>
          </table:table-cell>
          <table:table-cell table:style-name="Tabela6.A2" office:value-type="string">
            <text:p text:style-name="P130">FUNCIONALIDADE</text:p>
          </table:table-cell>
          <table:table-cell table:style-name="Tabela6.C2" office:value-type="string">
            <text:p text:style-name="P130">Indica a funcionalidade do sistema</text:p>
          </table:table-cell>
        </table:table-row>
        <table:table-row table:style-name="TableLine2515570668688">
          <table:table-cell table:style-name="Tabela6.A2" office:value-type="string">
            <text:p text:style-name="P147">2</text:p>
          </table:table-cell>
          <table:table-cell table:style-name="Tabela6.A2" office:value-type="string">
            <text:p text:style-name="P130">CORREÇÃO</text:p>
          </table:table-cell>
          <table:table-cell table:style-name="Tabela6.C2" office:value-type="string">
            <text:p text:style-name="P130">Correções no código existe a necessidade de atualização</text:p>
          </table:table-cell>
        </table:table-row>
        <table:table-row table:style-name="TableLine2515570663248">
          <table:table-cell table:style-name="Tabela6.A2" office:value-type="string">
            <text:p text:style-name="P147">3</text:p>
          </table:table-cell>
          <table:table-cell table:style-name="Tabela6.A2" office:value-type="string">
            <text:p text:style-name="P130">MELHORIAS</text:p>
          </table:table-cell>
          <table:table-cell table:style-name="Tabela6.C2" office:value-type="string">
            <text:p text:style-name="P130">Melhorias no código sugere atualização</text:p>
          </table:table-cell>
        </table:table-row>
      </table:table>
      <text:p text:style-name="P59"/>
      <text:p text:style-name="P65">Exemplo</text:p>
      <text:p text:style-name="P65"/>
      <text:p text:style-name="P65"><text:span text:style-name="T20">1.</text:span><text:span text:style-name="T38">2</text:span><text:span text:style-name="T20">.</text:span><text:span text:style-name="T38">3</text:span></text:p>
      <text:p text:style-name="P59"/>
      <text:p text:style-name="P65">1 = Versão do Código</text:p>
      <text:p text:style-name="P61"><text:span text:style-name="T38">2</text:span><text:span text:style-name="T23"> = Versão da Correção (atualização obrigatório)</text:span></text:p>
      <text:p text:style-name="P61"><text:span text:style-name="T23">3 = Versão da Melhoria</text:span> <text:span text:style-name="T23">(atualização sugerida não obrigatória)</text:span></text:p>
      <text:p text:style-name="P59"/>
      <text:p text:style-name="P59"/>
      <text:p text:style-name="P59"/>
      <text:p text:style-name="P59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3-29T17:46:09.712000000</dc:date>
    <meta:editing-duration>P1DT5H57M38S</meta:editing-duration>
    <meta:editing-cycles>76</meta:editing-cycles>
    <meta:generator>LibreOffice/7.0.6.2$Windows_X86_64 LibreOffice_project/144abb84a525d8e30c9dbbefa69cbbf2d8d4ae3b</meta:generator>
    <meta:document-statistic meta:table-count="8" meta:image-count="0" meta:object-count="0" meta:page-count="13" meta:paragraph-count="494" meta:word-count="1427" meta:character-count="8659" meta:non-whitespace-character-count="7386"/>
  </office:meta>
</office:document-meta>
</file>